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style style:name="gr1" style:family="graphic" style:parent-style-name="objectwithoutfill">
      <style:graphic-properties svg:stroke-width="0.2cm" draw:marker-start-width="0.5cm" draw:marker-end-width="0.5cm" draw:fill="none" draw:textarea-vertical-align="middle" fo:padding-top="0.225cm" fo:padding-bottom="0.225cm" fo:padding-left="0.35cm" fo:padding-right="0.35cm"/>
    </style:style>
    <style:style style:name="gr2" style:family="graphic" style:parent-style-name="standard">
      <style:graphic-properties svg:stroke-color="#00ae00" draw:fill="solid" draw:fill-color="#000000" draw:textarea-horizontal-align="justify" draw:textarea-vertical-align="middle" draw:auto-grow-height="false"/>
    </style:style>
    <style:style style:name="gr3" style:family="graphic" style:parent-style-name="objectwithoutfill">
      <style:graphic-properties draw:stroke="solid" svg:stroke-width="1.6cm" svg:stroke-color="#ffffff" draw:marker-start-width="2.6cm" draw:marker-end-width="2.6cm" draw:fill="none" draw:textarea-vertical-align="middle" fo:padding-top="0.925cm" fo:padding-bottom="0.925cm" fo:padding-left="1.05cm" fo:padding-right="1.05cm"/>
    </style:style>
    <style:style style:name="gr4" style:family="graphic" style:parent-style-name="objectwithoutfill">
      <style:graphic-properties svg:stroke-width="0.1cm" svg:stroke-color="#0000ff" draw:marker-start-width="0.35cm" draw:marker-end-width="0.35cm" draw:fill="none" draw:textarea-vertical-align="middle" fo:padding-top="0.175cm" fo:padding-bottom="0.175cm" fo:padding-left="0.3cm" fo:padding-right="0.3cm"/>
    </style:style>
    <style:style style:name="gr5" style:family="graphic" style:parent-style-name="objectwithoutfill">
      <style:graphic-properties svg:stroke-width="0.1cm" svg:stroke-color="#008000" draw:marker-start-width="0.35cm" draw:marker-end-width="0.35cm" draw:fill="none" draw:textarea-vertical-align="middle" fo:padding-top="0.175cm" fo:padding-bottom="0.175cm" fo:padding-left="0.3cm" fo:padding-right="0.3cm"/>
    </style:style>
    <style:style style:name="gr6" style:family="graphic" style:parent-style-name="objectwithoutfill">
      <style:graphic-properties svg:stroke-width="0.1cm" svg:stroke-color="#33cc66" draw:marker-start-width="0.35cm" draw:marker-end-width="0.35cm" draw:fill="none" draw:textarea-vertical-align="middle" fo:padding-top="0.175cm" fo:padding-bottom="0.175cm" fo:padding-left="0.3cm" fo:padding-right="0.3cm"/>
    </style:style>
    <style:style style:name="gr7" style:family="graphic" style:parent-style-name="objectwithoutfill">
      <style:graphic-properties svg:stroke-width="0.1cm" svg:stroke-color="#ff00ff" draw:marker-start-width="0.35cm" draw:marker-end-width="0.35cm" draw:fill="none" draw:textarea-vertical-align="middle" fo:padding-top="0.175cm" fo:padding-bottom="0.175cm" fo:padding-left="0.3cm" fo:padding-right="0.3cm"/>
    </style:style>
    <style:style style:name="gr8"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style:style>
    <style:style style:name="gr9" style:family="graphic" style:parent-style-name="objectwithoutfill">
      <style:graphic-properties svg:stroke-width="0.1cm" svg:stroke-color="#b84747" draw:marker-start-width="0.35cm" draw:marker-end-width="0.35cm" draw:fill="none" draw:textarea-vertical-align="middle" fo:padding-top="0.175cm" fo:padding-bottom="0.175cm" fo:padding-left="0.3cm" fo:padding-right="0.3cm"/>
    </style:style>
    <style:style style:name="gr10" style:family="graphic" style:parent-style-name="objectwithoutfill">
      <style:graphic-properties svg:stroke-width="0.1cm" svg:stroke-color="#333333" draw:marker-start-width="0.35cm" draw:marker-end-width="0.35cm" draw:fill="none" draw:textarea-vertical-align="middle" fo:padding-top="0.175cm" fo:padding-bottom="0.175cm" fo:padding-left="0.3cm" fo:padding-right="0.3cm"/>
    </style:style>
    <style:style style:name="gr11" style:family="graphic" style:parent-style-name="objectwithoutfill">
      <style:graphic-properties svg:stroke-width="0.1cm" svg:stroke-color="#cccc00" draw:marker-start-width="0.35cm" draw:marker-end-width="0.35cm" draw:fill="none" draw:textarea-vertical-align="middle" fo:padding-top="0.175cm" fo:padding-bottom="0.175cm" fo:padding-left="0.3cm" fo:padding-right="0.3cm"/>
    </style:style>
    <style:style style:name="gr12" style:family="graphic" style:parent-style-name="objectwithoutfill">
      <style:graphic-properties svg:stroke-width="0.1cm" svg:stroke-color="#00ae00" draw:marker-start-width="0.35cm" draw:marker-end-width="0.35cm" draw:fill="none" draw:textarea-vertical-align="middle" fo:padding-top="0.175cm" fo:padding-bottom="0.175cm" fo:padding-left="0.3cm" fo:padding-right="0.3cm"/>
    </style:style>
    <style:style style:name="gr13" style:family="graphic" style:parent-style-name="objectwithoutfill">
      <style:graphic-properties draw:stroke="dash" draw:stroke-dash="Ultrafine_20_Dashed" svg:stroke-width="0.3cm" svg:stroke-color="#000000" draw:marker-start-width="1.1cm" draw:marker-end-width="1.1cm" draw:fill="none" draw:textarea-vertical-align="middle" fo:padding-top="0.275cm" fo:padding-bottom="0.275cm" fo:padding-left="0.4cm" fo:padding-right="0.4cm"/>
    </style:style>
    <style:style style:name="gr14" style:family="graphic" style:parent-style-name="standard">
      <style:graphic-properties draw:textarea-horizontal-align="justify" draw:textarea-vertical-align="middle" draw:auto-grow-height="false" fo:min-height="0.45cm" fo:min-width="2.65cm"/>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style:paragraph-properties fo:text-align="center"/>
    </style:style>
  </office:automatic-styles>
  <office:body>
    <office:drawing>
      <draw:page draw:name="page1" draw:style-name="dp1" draw:master-page-name="標準">
        <draw:polyline draw:style-name="gr1" draw:text-style-name="P1" draw:layer="layout" svg:width="18.599cm" svg:height="22.099cm" draw:transform="rotate (-1.5707963267949) translate (23.1cm 1.59999999999981cm)" svg:viewBox="0 0 18600 22100" draw:points="0,22100 18600,22100 18400,0">
          <text:p/>
        </draw:polyline>
        <draw:polyline draw:style-name="gr1" draw:text-style-name="P1" draw:layer="layout" svg:width="23.699cm" svg:height="17.499cm" svg:x="3.4cm" svg:y="1.6cm" svg:viewBox="0 0 23700 17500" draw:points="0,0 23700,0 23700,17500">
          <text:p/>
        </draw:polyline>
        <draw:polyline draw:style-name="gr1" draw:text-style-name="P1" draw:layer="layout" svg:width="14.799cm" svg:height="4.199cm" svg:x="3.5cm" svg:y="3.2cm" svg:viewBox="0 0 14800 4200" draw:points="0,0 14800,0 14800,4200 5900,4200">
          <text:p/>
        </draw:polyline>
        <draw:polyline draw:style-name="gr1" draw:text-style-name="P1" draw:layer="layout" svg:width="20.499cm" svg:height="13.799cm" svg:x="1cm" svg:y="4.8cm" svg:viewBox="0 0 20500 13800" draw:points="2200,0 11100,0 14700,0 14700,1000 4400,1000 4400,12300 20500,12300 20500,13800 2300,13800 2300,1200 0,1200">
          <text:p/>
        </draw:polyline>
        <draw:polyline draw:style-name="gr1" draw:text-style-name="P1" draw:layer="layout" svg:width="15.399cm" svg:height="4.199cm" svg:x="7.7cm" svg:y="15.8cm" svg:viewBox="0 0 15400 4200" draw:points="0,0 100,0 15400,0 15400,4200">
          <text:p/>
        </draw:polyline>
        <draw:polyline draw:style-name="gr1" draw:text-style-name="P1" draw:layer="layout" svg:width="6.999cm" svg:height="13.599cm" draw:transform="rotate (1.5707963267949) translate (7.8cm 15.8cm)" svg:viewBox="0 0 7000 13600" draw:points="0,0 7000,0 7000,13600 4900,13600 4800,3000">
          <text:p/>
        </draw:polyline>
        <draw:polyline draw:style-name="gr1" draw:text-style-name="P1" draw:layer="layout" svg:width="16.499cm" svg:height="6.299cm" svg:x="10.6cm" svg:y="13.7cm" svg:viewBox="0 0 16500 6300" draw:points="0,0 15000,0 15000,6300 16500,6300 16500,5400">
          <text:p/>
        </draw:polyline>
        <draw:polyline draw:style-name="gr1" draw:text-style-name="P1" draw:layer="layout" svg:width="5.899cm" svg:height="4.999cm" svg:x="18.2cm" svg:y="7.4cm" svg:viewBox="0 0 5900 5000" draw:points="0,0 5900,0 5900,5000">
          <text:p/>
        </draw:polyline>
        <draw:polyline draw:style-name="gr1" draw:text-style-name="P1" draw:layer="layout" svg:width="5.399cm" svg:height="5.699cm" draw:transform="rotate (1.5707963267949) translate (20cm 10.6cm)" svg:viewBox="0 0 5400 5700" draw:points="0,5700 5400,5700 5400,0 5400,200">
          <text:p/>
        </draw:polyline>
        <draw:polyline draw:style-name="gr1" draw:text-style-name="P1" draw:layer="layout" svg:width="3.599cm" svg:height="5.699cm" draw:transform="rotate (-1.5707963267949) translate (25.7cm 1.69999999999999cm)" svg:viewBox="0 0 3600 5700" draw:points="0,5700 1600,5700 1600,0 3600,0">
          <text:p/>
        </draw:polyline>
        <draw:line draw:style-name="gr1" draw:text-style-name="P1" draw:layer="layout" svg:x1="27.1cm" svg:y1="12.4cm" svg:x2="10.7cm" svg:y2="12.4cm">
          <text:p/>
        </draw:line>
      </draw:page>
      <draw:page draw:name="page2" draw:style-name="dp1" draw:master-page-name="標準">
        <draw:polyline draw:style-name="gr1" draw:text-style-name="P1" draw:layer="layout" svg:width="18.599cm" svg:height="22.099cm" draw:transform="rotate (-1.5707963267949) translate (23.1cm 1.59999999999981cm)" svg:viewBox="0 0 18600 22100" draw:points="0,22100 18600,22100 18400,0">
          <text:p/>
        </draw:polyline>
        <draw:polyline draw:style-name="gr1" draw:text-style-name="P1" draw:layer="layout" svg:width="23.699cm" svg:height="17.499cm" svg:x="3.4cm" svg:y="1.6cm" svg:viewBox="0 0 23700 17500" draw:points="0,0 23700,0 23700,17500">
          <text:p/>
        </draw:polyline>
        <draw:polyline draw:style-name="gr1" draw:text-style-name="P1" draw:layer="layout" svg:width="17.699cm" svg:height="11.999cm" svg:x="1cm" svg:y="3.6cm" svg:viewBox="0 0 17700 12000" draw:points="17700,0 17500,12000 0,11800">
          <text:p/>
        </draw:polyline>
        <draw:polyline draw:style-name="gr1" draw:text-style-name="P1" draw:layer="layout" svg:width="15.899cm" svg:height="11.199cm" svg:x="1cm" svg:y="3.1cm" svg:viewBox="0 0 15900 11200" draw:points="0,8100 13000,7900 12900,1600 14500,1600 14600,9500 1900,9800 2000,11200 15900,10800 15900,100 2400,0 2500,6300 10900,6700 10800,1900 4100,1900 4200,5200 8800,5200 8800,3800 5800,3700">
          <text:p/>
        </draw:polyline>
        <draw:polyline draw:style-name="gr1" draw:text-style-name="P1" draw:layer="layout" svg:width="19.899cm" svg:height="3.199cm" svg:x="3.3cm" svg:y="16.8cm" svg:viewBox="0 0 19900 3200" draw:points="0,1400 18300,2000 18200,0 19900,100 19800,3200">
          <text:p/>
        </draw:polyline>
        <draw:polyline draw:style-name="gr1" draw:text-style-name="P1" draw:layer="layout" svg:width="8.799cm" svg:height="19.499cm" draw:transform="rotate (1.5707963267949) translate (3.5cm 17.4cm)" svg:viewBox="0 0 8800 19500" draw:points="200,0 0,16500 8800,16500 8700,19200 5000,19500 4900,17900 7500,17900">
          <text:p/>
        </draw:polyline>
        <draw:polyline draw:style-name="gr1" draw:text-style-name="P1" draw:layer="layout" svg:width="7.099cm" svg:height="4.899cm" svg:x="20cm" svg:y="15.1cm" svg:viewBox="0 0 7100 4900" draw:points="0,0 5500,200 5600,4900 7100,4900 7100,4000">
          <text:p/>
        </draw:polyline>
        <draw:polyline draw:style-name="gr1" draw:text-style-name="P1" draw:layer="layout" svg:width="5.799cm" svg:height="5.499cm" svg:x="18.7cm" svg:y="6.9cm" svg:viewBox="0 0 5800 5500" draw:points="0,0 5800,100 5400,5500">
          <text:p/>
        </draw:polyline>
        <draw:polyline draw:style-name="gr1" draw:text-style-name="P1" draw:layer="layout" svg:width="8.299cm" svg:height="5.699cm" draw:transform="rotate (1.5707963267949) translate (20cm 13.5cm)" svg:viewBox="0 0 8300 5700" draw:points="100,1900 0,5600 8300,5700 8300,0 8300,200">
          <text:p/>
        </draw:polyline>
        <draw:polyline draw:style-name="gr1" draw:text-style-name="P1" draw:layer="layout" svg:width="3.599cm" svg:height="5.699cm" draw:transform="rotate (-1.5707963267949) translate (25.7cm 1.69999999999999cm)" svg:viewBox="0 0 3600 5700" draw:points="0,5700 1600,5700 1600,0 3600,0">
          <text:p/>
        </draw:polyline>
      </draw:page>
      <draw:page draw:name="page3" draw:style-name="dp1" draw:master-page-name="標準">
        <draw:polyline draw:style-name="gr1" draw:text-style-name="P1" draw:layer="layout" svg:width="18.599cm" svg:height="22.099cm" draw:transform="rotate (-1.5707963267949) translate (23.1cm 1.59999999999981cm)" svg:viewBox="0 0 18600 22100" draw:points="0,22100 18600,22100 18400,0">
          <text:p/>
        </draw:polyline>
        <draw:polyline draw:style-name="gr1" draw:text-style-name="P1" draw:layer="layout" svg:width="23.699cm" svg:height="17.499cm" svg:x="3.4cm" svg:y="1.6cm" svg:viewBox="0 0 23700 17500" draw:points="0,0 23700,0 23700,17500">
          <text:p/>
        </draw:polyline>
        <draw:polyline draw:style-name="gr1" draw:text-style-name="P1" draw:layer="layout" svg:width="2.399cm" svg:height="10.199cm" svg:x="23.5cm" svg:y="5.9cm" svg:viewBox="0 0 2400 10200" draw:points="1400,9100 1100,1900 0,1900 0,0 2400,100 2400,10100 0,10200">
          <text:p/>
        </draw:polyline>
        <draw:polyline draw:style-name="gr1" draw:text-style-name="P1" draw:layer="layout" svg:width="12.199cm" svg:height="10.999cm" svg:x="1cm" svg:y="3cm" svg:viewBox="0 0 12200 11000" draw:points="11100,5600 3300,5600 3400,1200 5300,1100 5300,4200 11200,4200 11300,2700 7000,2600 7000,100 1700,0 1700,7100 12200,7000 12200,10900 1800,11000 1900,9600 10700,9400 10600,8200 0,8300">
          <text:p/>
        </draw:polyline>
        <draw:polyline draw:style-name="gr1" draw:text-style-name="P1" draw:layer="layout" svg:width="20.399cm" svg:height="4.999cm" svg:x="2.7cm" svg:y="15cm" svg:viewBox="0 0 20400 5000" draw:points="10400,100 100,0 0,3800 20400,4200 20400,5000">
          <text:p/>
        </draw:polyline>
        <draw:polyline draw:style-name="gr1" draw:text-style-name="P1" draw:layer="layout" svg:width="7.099cm" svg:height="11.899cm" draw:transform="rotate (1.5707963267949) translate (15.2cm 10cm)" svg:viewBox="0 0 7100 11900" draw:points="5300,11900 5600,10500 6900,10600 7100,0 0,200 200,5400 3900,5300 3800,2800">
          <text:p/>
        </draw:polyline>
        <draw:polyline draw:style-name="gr1" draw:text-style-name="P1" draw:layer="layout" svg:width="7.499cm" svg:height="2.199cm" svg:x="19.6cm" svg:y="17.8cm" svg:viewBox="0 0 7500 2200" draw:points="0,0 5900,300 6000,2200 7500,2200 7500,1300">
          <text:p/>
        </draw:polyline>
        <draw:polyline draw:style-name="gr1" draw:text-style-name="P1" draw:layer="layout" svg:width="7.099cm" svg:height="3.699cm" svg:x="16.9cm" svg:y="4.5cm" svg:viewBox="0 0 7100 3700" draw:points="2100,3700 100,3600 0,200 7100,0">
          <text:p/>
        </draw:polyline>
        <draw:polyline draw:style-name="gr1" draw:text-style-name="P1" draw:layer="layout" svg:width="11.499cm" svg:height="8.299cm" draw:transform="rotate (1.5707963267949) translate (15.2cm 16.1cm)" svg:viewBox="0 0 11500 8300" draw:points="4900,0 5000,6900 200,6900 0,8300 6400,8300 6400,6600 11500,6400">
          <text:p/>
        </draw:polyline>
        <draw:polyline draw:style-name="gr1" draw:text-style-name="P1" draw:layer="layout" svg:width="6.899cm" svg:height="0.099cm" draw:transform="rotate (-1.5707963267949) translate (13.9cm 1.5cm)" svg:viewBox="0 0 6900 100" draw:points="0,100 2700,100 6900,0">
          <text:p/>
        </draw:polyline>
        <draw:line draw:style-name="gr1" draw:text-style-name="P1" draw:layer="layout" svg:x1="9.5cm" svg:y1="1.6cm" svg:x2="9.5cm" svg:y2="4.5cm">
          <text:p/>
        </draw:line>
        <draw:polyline draw:style-name="gr1" draw:text-style-name="P1" draw:layer="layout" svg:width="2.967cm" svg:height="2.327cm" draw:transform="skewX (0.121125850088406) rotate (-2.14012272879545) translate (13.2612069548117cm 3.92883055814303cm)" svg:viewBox="0 0 2968 2328" draw:points="1412,0 0,980 1027,2328 2968,980">
          <text:p/>
        </draw:polyline>
        <draw:polyline draw:style-name="gr1" draw:text-style-name="P1" draw:layer="layout" svg:width="6.599cm" svg:height="13.699cm" draw:transform="rotate (1.5707963267949) translate (4.2cm 17.8cm)" svg:viewBox="0 0 6600 13700" draw:points="6600,10900 1400,10700 1700,0 0,300 0,13500 5500,13700 5500,12300 1100,12300">
          <text:p/>
        </draw:polyline>
        <draw:polyline draw:style-name="gr1" draw:text-style-name="P1" draw:layer="layout" svg:width="4.999cm" svg:height="1.499cm" draw:transform="rotate (1.5707963267949) translate (19.2cm 17.8cm)" svg:viewBox="0 0 5000 1500" draw:points="0,1500 100,100 1600,100 5000,0">
          <text:p/>
        </draw:polyline>
        <draw:polyline draw:style-name="gr1" draw:text-style-name="P1" draw:layer="layout" svg:width="4.199cm" svg:height="6.299cm" draw:transform="rotate (1.5707963267949) translate (20.7cm 17cm)" svg:viewBox="0 0 4200 6300" draw:points="0,6300 84,420 1344,420 4200,0">
          <text:p/>
        </draw:polyline>
      </draw:page>
      <draw:page draw:name="page4" draw:style-name="dp1" draw:master-page-name="標準">
        <draw:custom-shape draw:style-name="gr2" draw:text-style-name="P2" draw:layer="layout" svg:width="27.7cm" svg:height="19.2cm" svg:x="1cm" svg:y="1cm">
          <text:p/>
          <draw:enhanced-geometry svg:viewBox="0 0 21600 21600" draw:type="rectangle" draw:enhanced-path="M 0 0 L 21600 0 21600 21600 0 21600 0 0 Z N"/>
        </draw:custom-shape>
        <draw:polyline draw:style-name="gr3" draw:text-style-name="P1" draw:layer="layout" svg:width="29.806cm" svg:height="17.866cm" draw:transform="skewX (-1.11920643645479E-016) rotate (-0.699877030049726) translate (7.61529405148274cm -4.71834551863724cm)" svg:viewBox="0 0 29807 17867" draw:points="0,7476 3543,11683 9968,6272 8615,4666 12198,1779 16204,6381 6119,14742 8619,17867 15121,12392 14115,10886 13833,10862 19123,6276 15258,1687 17106,0 20105,3096 23753,286 27412,4787 15745,14219 17098,15826 28700,6317 29807,7476">
          <text:p/>
        </draw:polyline>
        <draw:polyline draw:style-name="gr3" draw:text-style-name="P1" draw:layer="layout" svg:width="6.324cm" svg:height="4.685cm" draw:transform="rotate (-0.699877030049726) translate (5.48903825782791cm -1.19333559003721cm)" svg:viewBox="0 0 6325 4686" draw:points="0,4175 5113,0 6325,1594 2653,4686">
          <text:p/>
        </draw:polyline>
        <draw:polyline draw:style-name="gr3" draw:text-style-name="P1" draw:layer="layout" svg:width="15.213cm" svg:height="11.847cm" draw:transform="rotate (-0.699877030049726) translate (17.8475640867058cm -5.57548231798544cm)" svg:viewBox="0 0 15214 11848" draw:points="1417,11848 0,10165 12227,0 15214,3237 13149,4976 11486,2846">
          <text:p/>
        </draw:polyline>
        <draw:polyline draw:style-name="gr3" draw:text-style-name="P1" draw:layer="layout" svg:width="18.457cm" svg:height="8.598cm" draw:transform="rotate (-0.699877030049726) translate (18.9198284926838cm 1.13259219523953cm)" svg:viewBox="0 0 18458 8599" draw:points="0,4533 5073,0 8060,3237 11719,286 18458,8599">
          <text:p/>
        </draw:polyline>
        <draw:polyline draw:style-name="gr3" draw:text-style-name="P1" draw:layer="layout" svg:width="9.601cm" svg:height="8.88cm" draw:transform="skewX (-8.73708468915538E-017) rotate (-0.699877030049726) translate (7.38719036423424cm 0.85253631823843cm)" svg:viewBox="0 0 9602 8881" draw:points="0,7122 1481,8881 9602,1912 7991,0">
          <text:p/>
        </draw:polyline>
        <draw:line draw:style-name="gr3" draw:text-style-name="P1" draw:layer="layout" svg:x1="2.9cm" svg:y1="12.5cm" svg:x2="10.3cm" svg:y2="12.5cm">
          <text:p/>
        </draw:line>
        <draw:polyline draw:style-name="gr3" draw:text-style-name="P1" draw:layer="layout" svg:width="7.136cm" svg:height="4.842cm" draw:transform="rotate (-0.618719219831991) translate (3.60520186564992cm 13.1286083905459cm)" svg:viewBox="0 0 7137 4843" draw:points="0,1561 2459,4843 7137,1758 5640,0 2382,2320">
          <text:p/>
        </draw:polyline>
        <draw:polyline draw:style-name="gr3" draw:text-style-name="P1" draw:layer="layout" svg:width="11.068cm" svg:height="2.559cm" draw:transform="rotate (-2.92674262266929) translate (23.9866773170846cm 14.2719763920182cm)" svg:viewBox="0 0 11069 2560" draw:points="3420,2560 0,1814 600,0 10664,2196 11069,340">
          <text:p/>
        </draw:polyline>
      </draw:page>
      <draw:page draw:name="page5" draw:style-name="dp1" draw:master-page-name="標準">
        <draw:polyline draw:style-name="gr4" draw:text-style-name="P1" draw:layer="layout" svg:width="1.999cm" svg:height="5.999cm" draw:transform="rotate (-1.5707963267949) translate (11cm 8cm)" svg:viewBox="0 0 2000 6000" draw:points="0,6000 0,4000 2000,4000 2000,0">
          <text:p/>
        </draw:polyline>
        <draw:polyline draw:style-name="gr5" draw:text-style-name="P1" draw:layer="layout" svg:width="8.999cm" svg:height="8.017cm" draw:transform="rotate (-3.14159265358979) translate (11cm 9cm)" svg:viewBox="0 0 9000 8018" draw:points="0,0 2000,0 2000,6000 9000,6000 9000,8018 9000,7984 9000,8014 9000,8000">
          <text:p/>
        </draw:polyline>
        <draw:polyline draw:style-name="gr5" draw:text-style-name="P1" draw:layer="layout" svg:width="26.699cm" svg:height="18.999cm" svg:x="2cm" svg:y="1cm" svg:viewBox="0 0 26700 19000" draw:points="0,0 25500,0 26700,0 26700,19000">
          <text:p/>
        </draw:polyline>
        <draw:polyline draw:style-name="gr5" draw:text-style-name="P1" draw:layer="layout" svg:width="18.999cm" svg:height="26.499cm" draw:transform="rotate (-1.5707963267949) translate (27.5cm 0.999999999999872cm)" svg:viewBox="0 0 19000 26500" draw:points="0,26500 17000,26500 19000,26500 19000,0">
          <text:p/>
        </draw:polyline>
        <draw:polyline draw:style-name="gr5" draw:text-style-name="P1" draw:layer="layout" svg:width="6.999cm" svg:height="6.499cm" draw:transform="rotate (1.5707963267949) translate (21cm 20cm)" svg:viewBox="0 0 7000 6500" draw:points="0,6500 1000,6500 1000,2000 3000,2000 3000,4000 7000,4000 7000,0">
          <text:p/>
        </draw:polyline>
        <draw:polyline draw:style-name="gr6" draw:text-style-name="P1" draw:layer="layout" svg:width="4.999cm" svg:height="5.999cm" svg:x="21cm" svg:y="12cm" svg:viewBox="0 0 5000 6000" draw:points="0,0 5000,0 5000,6000">
          <text:p/>
        </draw:polyline>
        <draw:line draw:style-name="gr5" draw:text-style-name="P1" draw:layer="layout" svg:x1="24cm" svg:y1="18cm" svg:x2="28.5cm" svg:y2="18cm">
          <text:p/>
        </draw:line>
        <draw:polyline draw:style-name="gr5" draw:text-style-name="P1" draw:layer="layout" svg:width="2.999cm" svg:height="5.999cm" svg:x="21cm" svg:y="14cm" svg:viewBox="0 0 3000 6000" draw:points="0,0 3000,0 3000,2000 1000,2000 1000,6000">
          <text:p/>
        </draw:polyline>
        <draw:polyline draw:style-name="gr5" draw:text-style-name="P1" draw:layer="layout" svg:width="1.999cm" svg:height="3.999cm" draw:transform="rotate (-3.14159265358979) translate (23cm 19cm)" svg:viewBox="0 0 2000 4000" draw:points="0,4000 2000,4000 2000,0">
          <text:p/>
        </draw:polyline>
        <draw:polyline draw:style-name="gr7" draw:text-style-name="P1" draw:layer="layout" svg:width="5.999cm" svg:height="0.999cm" draw:transform="rotate (-1.5707963267949) translate (21cm 9cm)" svg:viewBox="0 0 6000 1000" draw:points="0,1000 6000,1000 6000,0">
          <text:p/>
        </draw:polyline>
        <draw:polyline draw:style-name="gr8" draw:text-style-name="P1" draw:layer="layout" svg:width="6.499cm" svg:height="0.999cm" draw:transform="rotate (1.5707963267949) translate (19cm 20cm)" svg:viewBox="0 0 6500 1000" draw:points="0,1000 4000,1000 4000,0 6500,0">
          <text:p/>
        </draw:polyline>
        <draw:polyline draw:style-name="gr5" draw:text-style-name="P1" draw:layer="layout" svg:width="6.999cm" svg:height="6.999cm" svg:x="21cm" svg:y="10cm" svg:viewBox="0 0 7000 7000" draw:points="0,1000 6000,1000 6000,7000 7000,7000 7000,0 0,0">
          <text:p/>
        </draw:polyline>
        <draw:polyline draw:style-name="gr7" draw:text-style-name="P1" draw:layer="layout" svg:width="8.699cm" svg:height="0cm" svg:x="20cm" svg:y="9cm" svg:viewBox="0 0 8700 0" draw:points="1000,0 8700,0 0,0">
          <text:p/>
        </draw:polyline>
        <draw:polyline draw:style-name="gr5" draw:text-style-name="P1" draw:layer="layout" svg:width="6.999cm" svg:height="0.999cm" svg:x="1cm" svg:y="4cm" svg:viewBox="0 0 7000 1000" draw:points="0,0 7000,0 7000,1000">
          <text:p/>
        </draw:polyline>
        <draw:polyline draw:style-name="gr4" draw:text-style-name="P1" draw:layer="layout" svg:width="6.999cm" svg:height="0.999cm" draw:transform="rotate (-3.14159265358979) translate (9cm 6cm)" svg:viewBox="0 0 7000 1000" draw:points="0,0 2000,0 2000,1000 7000,1000">
          <text:p/>
        </draw:polyline>
        <draw:polyline draw:style-name="gr9" draw:text-style-name="P1" draw:layer="layout" svg:width="3.999cm" svg:height="6.999cm" draw:transform="rotate (1.5707963267949) translate (1cm 10cm)" svg:viewBox="0 0 4000 7000" draw:points="0,7000 3000,7000 3000,5000 4000,5000 4000,0">
          <text:p/>
        </draw:polyline>
        <draw:polyline draw:style-name="gr4" draw:text-style-name="P1" draw:layer="layout" svg:width="6.999cm" svg:height="1.999cm" draw:transform="rotate (-3.14159265358979) translate (11cm 11cm)" svg:viewBox="0 0 7000 2000" draw:points="0,0 7000,0 7000,2000 5000,2000 5000,1000 6000,1000">
          <text:p/>
        </draw:polyline>
        <draw:line draw:style-name="gr4" draw:text-style-name="P1" draw:layer="layout" svg:x1="4cm" svg:y1="6cm" svg:x2="4cm" svg:y2="9cm">
          <text:p/>
        </draw:line>
        <draw:polyline draw:style-name="gr4" draw:text-style-name="P1" draw:layer="layout" svg:width="8.999cm" svg:height="5.999cm" draw:transform="rotate (-3.14159265358979) translate (11cm 13cm)" svg:viewBox="0 0 9000 6000" draw:points="0,1000 8000,1000 8000,6000 9000,6000 9000,0 0,0">
          <text:p/>
        </draw:polyline>
        <draw:polyline draw:style-name="gr5" draw:text-style-name="P1" draw:layer="layout" svg:width="7.999cm" svg:height="5.999cm" draw:transform="rotate (-3.14159265358979) translate (11cm 8cm)" svg:viewBox="0 0 8000 6000" draw:points="0,0 1000,0 1000,6000 8000,6000">
          <text:p/>
        </draw:polyline>
        <draw:polyline draw:style-name="gr8" draw:text-style-name="P1" draw:layer="layout" svg:width="7.999cm" svg:height="3.999cm" svg:x="11cm" svg:y="2cm" svg:viewBox="0 0 8000 4000" draw:points="0,0 7500,0 8000,0 8000,2000 7000,2000 7000,3000 6000,3000 6000,4000 5000,4000 5000,2000 6000,2000 6000,1000 7000,1000">
          <text:p/>
        </draw:polyline>
        <draw:line draw:style-name="gr8" draw:text-style-name="P1" draw:layer="layout" svg:x1="11cm" svg:y1="3cm" svg:x2="17cm" svg:y2="3cm">
          <text:p/>
        </draw:line>
        <draw:polyline draw:style-name="gr8" draw:text-style-name="P1" draw:layer="layout" svg:width="5.999cm" svg:height="8.999cm" draw:transform="rotate (-1.5707963267949) translate (20cm 1cm)" svg:viewBox="0 0 6000 9000" draw:points="0,0 4000,0 4000,1000 5000,1000 5000,2000 6000,2000 6000,4000 6000,5000 3000,5000 3000,9000 6000,9000">
          <text:p/>
        </draw:polyline>
        <draw:polyline draw:style-name="gr8" draw:text-style-name="P1" draw:layer="layout" svg:width="0.999cm" svg:height="5.999cm" svg:x="11cm" svg:y="7cm" svg:viewBox="0 0 1000 6000" draw:points="0,0 1000,0 1000,6000 0,6000">
          <text:p/>
        </draw:polyline>
        <draw:polyline draw:style-name="gr10" draw:text-style-name="P1" draw:layer="layout" svg:width="1.999cm" svg:height="1.999cm" draw:transform="rotate (-1.5707963267949) translate (6cm 15cm)" svg:viewBox="0 0 2000 2000" draw:points="0,0 2000,0 2000,1000 2000,2000 1000,2000 1000,1000">
          <text:p/>
        </draw:polyline>
        <draw:polyline draw:style-name="gr10" draw:text-style-name="P1" draw:layer="layout" svg:width="2.999cm" svg:height="2.999cm" draw:transform="rotate (-3.14159265358979) translate (6cm 18cm)" svg:viewBox="0 0 3000 3000" draw:points="0,0 3000,0 3000,3000 0,3000">
          <text:p/>
        </draw:polyline>
        <draw:polyline draw:style-name="gr10" draw:text-style-name="P1" draw:layer="layout" svg:width="0.999cm" svg:height="2.999cm" svg:x="6cm" svg:y="15cm" svg:viewBox="0 0 1000 3000" draw:points="0,3000 1000,3000 1000,0">
          <text:p/>
        </draw:polyline>
        <draw:polyline draw:style-name="gr10" draw:text-style-name="P1" draw:layer="layout" svg:width="0.999cm" svg:height="8.999cm" draw:transform="rotate (-1.5707963267949) translate (11cm 13cm)" svg:viewBox="0 0 1000 9000" draw:points="0,9000 1000,9000 1000,0">
          <text:p/>
        </draw:polyline>
        <draw:line draw:style-name="gr10" draw:text-style-name="P1" draw:layer="layout" svg:x1="1cm" svg:y1="15cm" svg:x2="3cm" svg:y2="15cm">
          <text:p/>
        </draw:line>
        <draw:polyline draw:style-name="gr11" draw:text-style-name="P1" draw:layer="layout" svg:width="3.999cm" svg:height="5.999cm" draw:transform="rotate (-1.5707963267949) translate (8cm 15cm)" svg:viewBox="0 0 4000 6000" draw:points="1000,6000 4000,6000 4000,0 0,0">
          <text:p/>
        </draw:polyline>
        <draw:polyline draw:style-name="gr8" draw:text-style-name="P1" draw:layer="layout" svg:width="1.999cm" svg:height="7.999cm" svg:x="11cm" svg:y="6cm" svg:viewBox="0 0 2000 8000" draw:points="1000,0 2000,0 2000,8000 0,8000">
          <text:p/>
        </draw:polyline>
        <draw:polyline draw:style-name="gr4" draw:text-style-name="P1" draw:layer="layout" svg:width="5.999cm" svg:height="9.999cm" svg:x="8cm" svg:y="5cm" svg:viewBox="0 0 6000 10000" draw:points="0,10000 6000,10000 6000,0 4000,0">
          <text:p/>
        </draw:polyline>
        <draw:polyline draw:style-name="gr7" draw:text-style-name="P1" draw:layer="layout" svg:width="10.499cm" svg:height="8.499cm" draw:transform="rotate (1.5707963267949) translate (19cm 13.5cm)" svg:viewBox="0 0 10500 8500" draw:points="0,0 5500,0 5500,8500 6500,8500 6500,6000 8500,6000 8500,7000 9500,7000 9500,8000 10500,8000 10500,6000 9500,6000 9500,5000">
          <text:p/>
        </draw:polyline>
        <draw:polyline draw:style-name="gr7" draw:text-style-name="P1" draw:layer="layout" svg:width="3.999cm" svg:height="3.999cm" draw:transform="rotate (1.5707963267949) translate (24cm 6cm)" svg:viewBox="0 0 4000 4000" draw:points="3000,0 4000,0 4000,4000 1000,4000 1000,3000 0,3000 0,2000">
          <text:p/>
        </draw:polyline>
        <draw:polyline draw:style-name="gr7" draw:text-style-name="P1" draw:layer="layout" svg:width="1.699cm" svg:height="0cm" svg:x="27cm" svg:y="6cm" svg:viewBox="0 0 1700 0" draw:points="1700,0 1000,0 0,0">
          <text:p/>
        </draw:polyline>
        <draw:polyline draw:style-name="gr7" draw:text-style-name="P1" draw:layer="layout" svg:width="2.999cm" svg:height="1.999cm" draw:transform="rotate (1.5707963267949) translate (21cm 5cm)" svg:viewBox="0 0 3000 2000" draw:points="2000,2000 3000,2000 3000,0 0,0 0,1000 2000,1000">
          <text:p/>
        </draw:polyline>
        <draw:polyline draw:style-name="gr7" draw:text-style-name="P1" draw:layer="layout" svg:width="0.999cm" svg:height="0.999cm" svg:x="20cm" svg:y="5cm" svg:viewBox="0 0 1000 1000" draw:points="0,1000 1000,1000 1000,0">
          <text:p/>
        </draw:polyline>
        <draw:polyline draw:style-name="gr4" draw:text-style-name="P1" draw:layer="layout" svg:width="2.999cm" svg:height="3.999cm" draw:transform="rotate (-1.5707963267949) translate (23cm 4cm)" svg:viewBox="0 0 3000 4000" draw:points="2000,4000 3000,4000 3000,1000 2000,1000 2000,0 0,0">
          <text:p/>
        </draw:polyline>
        <draw:polyline draw:style-name="gr7" draw:text-style-name="P1" draw:layer="layout" svg:width="2.999cm" svg:height="0.999cm" draw:transform="rotate (-1.5707963267949) translate (24cm 4cm)" svg:viewBox="0 0 3000 1000" draw:points="0,0 3000,0 3000,1000">
          <text:p/>
        </draw:polyline>
        <draw:polyline draw:style-name="gr8" draw:text-style-name="P1" draw:layer="layout" svg:width="2.999cm" svg:height="1.999cm" svg:x="14cm" svg:y="9cm" svg:viewBox="0 0 3000 2000" draw:points="0,2000 3000,2000 3000,0">
          <text:p/>
        </draw:polyline>
        <draw:polyline draw:style-name="gr7" draw:text-style-name="P1" draw:layer="layout" svg:width="2.999cm" svg:height="1.999cm" draw:transform="rotate (-1.5707963267949) translate (17cm 7cm)" svg:viewBox="0 0 3000 2000" draw:points="0,2000 2500,2000 3000,2000 3000,1000 1000,1000 1000,0">
          <text:p/>
        </draw:polyline>
        <draw:polyline draw:style-name="gr7" draw:text-style-name="P1" draw:layer="layout" svg:width="1.999cm" svg:height="0.999cm" draw:transform="rotate (-1.5707963267949) translate (18cm 7cm)" svg:viewBox="0 0 2000 1000" draw:points="0,0 2000,0 2000,1000">
          <text:p/>
        </draw:polyline>
        <draw:polyline draw:style-name="gr5" draw:text-style-name="P1" draw:layer="layout" svg:width="9.999cm" svg:height="8.999cm" draw:transform="rotate (-1.5707963267949) translate (18cm 9cm)" svg:viewBox="0 0 10000 9000" draw:points="0,0 3000,0 3000,3000 7000,3000 7000,9000 10000,9000">
          <text:p/>
        </draw:polyline>
        <draw:polyline draw:style-name="gr5" draw:text-style-name="P1" draw:layer="layout" svg:width="0.999cm" svg:height="7.999cm" draw:transform="rotate (1.5707963267949) translate (10cm 19cm)" svg:viewBox="0 0 1000 8000" draw:points="0,0 1000,0 1000,8000">
          <text:p/>
        </draw:polyline>
        <draw:polyline draw:style-name="gr10" draw:text-style-name="P1" draw:layer="layout" svg:width="6.999cm" svg:height="3.999cm" svg:x="10cm" svg:y="13cm" svg:viewBox="0 0 7000 4000" draw:points="0,4000 6000,4000 6000,2000 7000,2000 7000,0 6000,0">
          <text:p/>
        </draw:polyline>
        <draw:line draw:style-name="gr10" draw:text-style-name="P1" draw:layer="layout" svg:x1="15cm" svg:y1="14cm" svg:x2="16cm" svg:y2="14cm">
          <text:p/>
        </draw:line>
        <draw:polyline draw:style-name="gr10" draw:text-style-name="P1" draw:layer="layout" svg:width="4.999cm" svg:height="1.999cm" draw:transform="rotate (-1.5707963267949) translate (18cm 12cm)" svg:viewBox="0 0 5000 2000" draw:points="0,0 4000,0 4000,1000 5000,1000 5000,2000">
          <text:p/>
        </draw:polyline>
        <draw:polyline draw:style-name="gr5" draw:text-style-name="P1" draw:layer="layout" svg:width="8.999cm" svg:height="1.999cm" svg:x="10cm" svg:y="17cm" svg:viewBox="0 0 9000 2000" draw:points="8000,0 9000,0 9000,2000 0,2000">
          <text:p/>
        </draw:polyline>
        <draw:line draw:style-name="gr10" draw:text-style-name="P1" draw:layer="layout" svg:x1="19cm" svg:y1="16cm" svg:x2="19cm" svg:y2="17cm">
          <text:p/>
        </draw:line>
      </draw:page>
      <draw:page draw:name="page6" draw:style-name="dp1" draw:master-page-name="標準">
        <draw:polyline draw:style-name="gr4" draw:text-style-name="P1" draw:layer="layout" svg:width="2.999cm" svg:height="5.999cm" draw:transform="rotate (-1.5707963267949) translate (11cm 7cm)" svg:viewBox="0 0 3000 6000" draw:points="0,5000 0,6000 3000,6000 3000,0 2000,0 2000,5000">
          <text:p/>
        </draw:polyline>
        <draw:polyline draw:style-name="gr5" draw:text-style-name="P1" draw:layer="layout" svg:width="26.699cm" svg:height="18.999cm" svg:x="2cm" svg:y="1cm" svg:viewBox="0 0 26700 19000" draw:points="0,0 25500,0 26700,0 26700,19000">
          <text:p/>
        </draw:polyline>
        <draw:polyline draw:style-name="gr5" draw:text-style-name="P1" draw:layer="layout" svg:width="18.999cm" svg:height="26.499cm" draw:transform="rotate (-1.5707963267949) translate (27.5cm 0.999999999999872cm)" svg:viewBox="0 0 19000 26500" draw:points="0,26500 17000,26500 19000,26500 19000,0">
          <text:p/>
        </draw:polyline>
        <draw:polyline draw:style-name="gr5" draw:text-style-name="P1" draw:layer="layout" svg:width="5.999cm" svg:height="4.999cm" draw:transform="rotate (1.5707963267949) translate (21cm 19cm)" svg:viewBox="0 0 6000 5000" draw:points="5500,5000 1000,5000 1000,3000 1000,5000 0,5000 0,2000 2000,2000 2000,4000 6000,4000 6000,0">
          <text:p/>
        </draw:polyline>
        <draw:polyline draw:style-name="gr6" draw:text-style-name="P1" draw:layer="layout" svg:width="4.999cm" svg:height="1.499cm" svg:x="21cm" svg:y="12cm" svg:viewBox="0 0 5000 1500" draw:points="0,0 5000,0 5000,1500">
          <text:p/>
        </draw:polyline>
        <draw:line draw:style-name="gr5" draw:text-style-name="P1" draw:layer="layout" svg:x1="26cm" svg:y1="13.5cm" svg:x2="28.7cm" svg:y2="13.5cm">
          <text:p/>
        </draw:line>
        <draw:polyline draw:style-name="gr5" draw:text-style-name="P1" draw:layer="layout" svg:width="2.999cm" svg:height="5.999cm" svg:x="21cm" svg:y="14cm" svg:viewBox="0 0 3000 6000" draw:points="0,0 3000,0 3000,2000 1000,2000 1000,6000">
          <text:p/>
        </draw:polyline>
        <draw:polyline draw:style-name="gr5" draw:text-style-name="P1" draw:layer="layout" svg:width="1.999cm" svg:height="3.999cm" draw:transform="rotate (-3.14159265358979) translate (23cm 19cm)" svg:viewBox="0 0 2000 4000" draw:points="0,4000 2000,4000 2000,0">
          <text:p/>
        </draw:polyline>
        <draw:polyline draw:style-name="gr7" draw:text-style-name="P1" draw:layer="layout" svg:width="5.999cm" svg:height="0.999cm" draw:transform="rotate (-1.5707963267949) translate (21cm 9cm)" svg:viewBox="0 0 6000 1000" draw:points="0,1000 6000,1000 6000,0">
          <text:p/>
        </draw:polyline>
        <draw:polyline draw:style-name="gr8" draw:text-style-name="P1" draw:layer="layout" svg:width="6.499cm" svg:height="0.999cm" draw:transform="rotate (1.5707963267949) translate (19cm 20cm)" svg:viewBox="0 0 6500 1000" draw:points="0,1000 4000,1000 4000,0 6500,0">
          <text:p/>
        </draw:polyline>
        <draw:polyline draw:style-name="gr5" draw:text-style-name="P1" draw:layer="layout" svg:width="6.999cm" svg:height="2.499cm" svg:x="21cm" svg:y="10cm" svg:viewBox="0 0 7000 2500" draw:points="0,1000 6000,1000 6000,2500 7000,2500 7000,0 0,0">
          <text:p/>
        </draw:polyline>
        <draw:polyline draw:style-name="gr12" draw:text-style-name="P1" draw:layer="layout" svg:width="8.699cm" svg:height="0cm" svg:x="20cm" svg:y="9cm" svg:viewBox="0 0 8700 0" draw:points="1000,0 8700,0 0,0">
          <text:p/>
        </draw:polyline>
        <draw:polyline draw:style-name="gr5" draw:text-style-name="P1" draw:layer="layout" svg:width="9.999cm" svg:height="1.999cm" svg:x="1cm" svg:y="2cm" svg:viewBox="0 0 10000 2000" draw:points="0,2000 2000,2000 2000,0 10000,0">
          <text:p/>
        </draw:polyline>
        <draw:polyline draw:style-name="gr4" draw:text-style-name="P1" draw:layer="layout" svg:width="7.999cm" svg:height="2.999cm" draw:transform="rotate (-3.14159265358979) translate (13cm 7cm)" svg:viewBox="0 0 8000 3000" draw:points="0,3000 0,1000 6000,1000 6000,0 7000,0 8000,0">
          <text:p/>
        </draw:polyline>
        <draw:polyline draw:style-name="gr4" draw:text-style-name="P1" draw:layer="layout" svg:width="6.999cm" svg:height="4.999cm" draw:transform="rotate (-3.14159265358979) translate (11cm 11cm)" svg:viewBox="0 0 7000 5000" draw:points="0,0 7000,0 7000,2000 7000,3000 7000,4000 7000,5000">
          <text:p/>
        </draw:polyline>
        <draw:line draw:style-name="gr4" draw:text-style-name="P1" draw:layer="layout" svg:x1="4cm" svg:y1="7cm" svg:x2="4cm" svg:y2="9cm">
          <text:p/>
        </draw:line>
        <draw:polyline draw:style-name="gr4" draw:text-style-name="P1" draw:layer="layout" svg:width="7.999cm" svg:height="6.999cm" draw:transform="rotate (-3.14159265358979) translate (11cm 12cm)" svg:viewBox="0 0 8000 7000" draw:points="0,0 8000,0 8000,4000 8000,6000 6000,6000 6000,7000">
          <text:p/>
        </draw:polyline>
        <draw:polyline draw:style-name="gr5" draw:text-style-name="P1" draw:layer="layout" svg:width="0cm" svg:height="1.999cm" svg:x="2cm" svg:y="1cm" svg:viewBox="0 0 0 2000" draw:points="0,0 0,1000 0,2000">
          <text:p/>
        </draw:polyline>
        <draw:polyline draw:style-name="gr8" draw:text-style-name="P1" draw:layer="layout" svg:width="7.999cm" svg:height="3.999cm" svg:x="11cm" svg:y="2cm" svg:viewBox="0 0 8000 4000" draw:points="0,0 7500,0 8000,0 8000,2000 7000,2000 7000,3000 6000,3000 6000,4000 5000,4000 5000,2000 6000,2000 6000,1000 7000,1000">
          <text:p/>
        </draw:polyline>
        <draw:polyline draw:style-name="gr8" draw:text-style-name="P1" draw:layer="layout" svg:width="8.061cm" svg:height="1.056cm" draw:transform="rotate (0.13247049022637) translate (8.86907384581453cm 3.01744602151655cm)" svg:viewBox="0 0 8062 1057" draw:points="0,991 0,991 132,0 8062,1057">
          <text:p/>
        </draw:polyline>
        <draw:polyline draw:style-name="gr8" draw:text-style-name="P1" draw:layer="layout" svg:width="5.999cm" svg:height="6.999cm" draw:transform="rotate (-1.5707963267949) translate (20cm 1cm)" svg:viewBox="0 0 6000 7000" draw:points="0,0 4000,0 4000,1000 5000,1000 5000,2000 6000,2000 6000,4000 6000,5000 3000,5000 3000,7000 5000,7000">
          <text:p/>
        </draw:polyline>
        <draw:polyline draw:style-name="gr8" draw:text-style-name="P1" draw:layer="layout" svg:width="5.999cm" svg:height="5.999cm" svg:x="6cm" svg:y="8cm" svg:viewBox="0 0 6000 6000" draw:points="5000,0 0,0 6000,0 6000,3000 6000,6000">
          <text:p/>
        </draw:polyline>
        <draw:polyline draw:style-name="gr10" draw:text-style-name="P1" draw:layer="layout" svg:width="1.999cm" svg:height="1.999cm" draw:transform="rotate (-1.5707963267949) translate (6cm 15cm)" svg:viewBox="0 0 2000 2000" draw:points="0,0 2000,0 2000,1000 2000,2000">
          <text:p/>
        </draw:polyline>
        <draw:polyline draw:style-name="gr10" draw:text-style-name="P1" draw:layer="layout" svg:width="2.999cm" svg:height="1.999cm" draw:transform="rotate (-3.14159265358979) translate (6cm 18cm)" svg:viewBox="0 0 3000 2000" draw:points="0,0 3000,0 3000,2000 1000,2000">
          <text:p/>
        </draw:polyline>
        <draw:polyline draw:style-name="gr10" draw:text-style-name="P1" draw:layer="layout" svg:width="0.999cm" svg:height="2.999cm" svg:x="6cm" svg:y="15cm" svg:viewBox="0 0 1000 3000" draw:points="0,3000 1000,3000 1000,0">
          <text:p/>
        </draw:polyline>
        <draw:polyline draw:style-name="gr10" draw:text-style-name="P1" draw:layer="layout" svg:width="2.499cm" svg:height="4.999cm" draw:transform="rotate (-1.5707963267949) translate (7cm 13cm)" svg:viewBox="0 0 2500 5000" draw:points="0,5000 1000,5000 1000,0 2500,0">
          <text:p/>
        </draw:polyline>
        <draw:line draw:style-name="gr10" draw:text-style-name="P1" draw:layer="layout" svg:x1="1cm" svg:y1="15cm" svg:x2="6cm" svg:y2="15cm">
          <text:p/>
        </draw:line>
        <draw:polyline draw:style-name="gr11" draw:text-style-name="P1" draw:layer="layout" svg:width="5.999cm" svg:height="5.999cm" draw:transform="rotate (-1.5707963267949) translate (8cm 13cm)" svg:viewBox="0 0 6000 6000" draw:points="3000,6000 6000,6000 6000,0 0,0">
          <text:p/>
        </draw:polyline>
        <draw:polyline draw:style-name="gr8" draw:text-style-name="P1" draw:layer="layout" svg:width="4.999cm" svg:height="6.999cm" svg:x="8cm" svg:y="7cm" svg:viewBox="0 0 5000 7000" draw:points="0,1000 0,0 5000,0 5000,7000 3000,7000">
          <text:p/>
        </draw:polyline>
        <draw:polyline draw:style-name="gr4" draw:text-style-name="P1" draw:layer="layout" svg:width="5.999cm" svg:height="7.999cm" svg:x="8cm" svg:y="7cm" svg:viewBox="0 0 6000 8000" draw:points="0,8000 6000,8000 6000,0 5000,0">
          <text:p/>
        </draw:polyline>
        <draw:polyline draw:style-name="gr7" draw:text-style-name="P1" draw:layer="layout" svg:width="10.499cm" svg:height="8.499cm" draw:transform="rotate (1.5707963267949) translate (19cm 13.5cm)" svg:viewBox="0 0 10500 8500" draw:points="0,0 5500,0 5500,8500 6500,8500 6500,6000 8500,6000 8500,7000 9500,7000 9500,8000 10500,8000 10500,6000 9500,6000 9500,5000">
          <text:p/>
        </draw:polyline>
        <draw:polyline draw:style-name="gr7" draw:text-style-name="P1" draw:layer="layout" svg:width="3.999cm" svg:height="3.999cm" draw:transform="rotate (1.5707963267949) translate (24cm 6cm)" svg:viewBox="0 0 4000 4000" draw:points="3000,0 4000,0 4000,4000 1000,4000 1000,3000 0,3000 0,2000">
          <text:p/>
        </draw:polyline>
        <draw:polyline draw:style-name="gr7" draw:text-style-name="P1" draw:layer="layout" svg:width="1.699cm" svg:height="0cm" svg:x="27cm" svg:y="6cm" svg:viewBox="0 0 1700 0" draw:points="1700,0 1000,0 0,0">
          <text:p/>
        </draw:polyline>
        <draw:polyline draw:style-name="gr7" draw:text-style-name="P1" draw:layer="layout" svg:width="2.999cm" svg:height="1.999cm" draw:transform="rotate (1.5707963267949) translate (21cm 5cm)" svg:viewBox="0 0 3000 2000" draw:points="2000,2000 3000,2000 3000,0 0,0 0,1000 2000,1000">
          <text:p/>
        </draw:polyline>
        <draw:polyline draw:style-name="gr7" draw:text-style-name="P1" draw:layer="layout" svg:width="0.999cm" svg:height="0.999cm" svg:x="20cm" svg:y="5cm" svg:viewBox="0 0 1000 1000" draw:points="0,1000 1000,1000 1000,0">
          <text:p/>
        </draw:polyline>
        <draw:polyline draw:style-name="gr4" draw:text-style-name="P1" draw:layer="layout" svg:width="2.999cm" svg:height="3.999cm" draw:transform="rotate (-1.5707963267949) translate (23cm 4cm)" svg:viewBox="0 0 3000 4000" draw:points="2000,4000 3000,4000 3000,1000 2000,1000 2000,0 0,0">
          <text:p/>
        </draw:polyline>
        <draw:polyline draw:style-name="gr7" draw:text-style-name="P1" draw:layer="layout" svg:width="2.999cm" svg:height="0.999cm" draw:transform="rotate (-1.5707963267949) translate (24cm 4cm)" svg:viewBox="0 0 3000 1000" draw:points="0,0 3000,0 3000,1000">
          <text:p/>
        </draw:polyline>
        <draw:polyline draw:style-name="gr8" draw:text-style-name="P1" draw:layer="layout" svg:width="2.999cm" svg:height="1.999cm" svg:x="14cm" svg:y="9cm" svg:viewBox="0 0 3000 2000" draw:points="0,2000 3000,2000 3000,0">
          <text:p/>
        </draw:polyline>
        <draw:polyline draw:style-name="gr7" draw:text-style-name="P1" draw:layer="layout" svg:width="2.999cm" svg:height="1.999cm" draw:transform="rotate (-1.5707963267949) translate (17cm 7cm)" svg:viewBox="0 0 3000 2000" draw:points="0,2000 2500,2000 3000,2000 3000,1000 1000,1000 1000,0">
          <text:p/>
        </draw:polyline>
        <draw:polyline draw:style-name="gr7" draw:text-style-name="P1" draw:layer="layout" svg:width="1.999cm" svg:height="0.999cm" draw:transform="rotate (-1.5707963267949) translate (18cm 7cm)" svg:viewBox="0 0 2000 1000" draw:points="0,0 2000,0 2000,1000">
          <text:p/>
        </draw:polyline>
        <draw:polyline draw:style-name="gr5" draw:text-style-name="P1" draw:layer="layout" svg:width="9.999cm" svg:height="8.999cm" draw:transform="rotate (-1.5707963267949) translate (18cm 9cm)" svg:viewBox="0 0 10000 9000" draw:points="0,0 3000,0 3000,3000 7000,3000 7000,9000 10000,9000">
          <text:p/>
        </draw:polyline>
        <draw:polyline draw:style-name="gr5" draw:text-style-name="P1" draw:layer="layout" svg:width="0.999cm" svg:height="7.999cm" draw:transform="rotate (1.5707963267949) translate (10cm 19cm)" svg:viewBox="0 0 1000 8000" draw:points="0,0 1000,0 1000,8000">
          <text:p/>
        </draw:polyline>
        <draw:polyline draw:style-name="gr10" draw:text-style-name="P1" draw:layer="layout" svg:width="6.999cm" svg:height="3.999cm" svg:x="10cm" svg:y="13cm" svg:viewBox="0 0 7000 4000" draw:points="0,4000 6000,4000 6000,2000 7000,2000 7000,0 6000,0">
          <text:p/>
        </draw:polyline>
        <draw:line draw:style-name="gr10" draw:text-style-name="P1" draw:layer="layout" svg:x1="15cm" svg:y1="14cm" svg:x2="16cm" svg:y2="14cm">
          <text:p/>
        </draw:line>
        <draw:polyline draw:style-name="gr10" draw:text-style-name="P1" draw:layer="layout" svg:width="4.999cm" svg:height="1.999cm" draw:transform="rotate (-1.5707963267949) translate (18cm 12cm)" svg:viewBox="0 0 5000 2000" draw:points="0,0 4000,0 4000,1000 5000,1000 5000,2000">
          <text:p/>
        </draw:polyline>
        <draw:polyline draw:style-name="gr5" draw:text-style-name="P1" draw:layer="layout" svg:width="8.999cm" svg:height="1.999cm" svg:x="10cm" svg:y="17cm" svg:viewBox="0 0 9000 2000" draw:points="8000,0 9000,0 9000,2000 0,2000">
          <text:p/>
        </draw:polyline>
        <draw:line draw:style-name="gr10" draw:text-style-name="P1" draw:layer="layout" svg:x1="19cm" svg:y1="16cm" svg:x2="19cm" svg:y2="17cm">
          <text:p/>
        </draw:line>
        <draw:line draw:style-name="gr8" draw:text-style-name="P1" draw:layer="layout" svg:x1="3cm" svg:y1="13cm" svg:x2="11cm" svg:y2="13cm">
          <text:p/>
        </draw:line>
        <draw:polyline draw:style-name="gr4" draw:text-style-name="P1" draw:layer="layout" svg:width="5.999cm" svg:height="9.999cm" svg:x="8cm" svg:y="5cm" svg:viewBox="0 0 6000 10000" draw:points="0,10000 6000,10000 6000,2000 6000,0">
          <text:p/>
        </draw:polyline>
        <draw:polyline draw:style-name="gr10" draw:text-style-name="P1" draw:layer="layout" svg:width="7.999cm" svg:height="0.999cm" draw:transform="rotate (-1.5707963267949) translate (3cm 5cm)" svg:viewBox="0 0 8000 1000" draw:points="8000,1000 0,1000 0,0">
          <text:p/>
        </draw:polyline>
        <draw:polyline draw:style-name="gr4" draw:text-style-name="P1" draw:layer="layout" svg:width="2.999cm" svg:height="1.999cm" draw:transform="rotate (-3.14159265358979) translate (13cm 6cm)" svg:viewBox="0 0 3000 2000" draw:points="3000,2000 0,2000 0,0 2000,0">
          <text:p/>
        </draw:polyline>
        <draw:polyline draw:style-name="gr4" draw:text-style-name="P1" draw:layer="layout" svg:width="8.999cm" svg:height="1.999cm" draw:transform="rotate (-3.14159265358979) translate (12cm 5cm)" svg:viewBox="0 0 9000 2000" draw:points="9000,0 8000,0 8000,2000 4000,2000 4000,0 0,0">
          <text:p/>
        </draw:polyline>
        <draw:line draw:style-name="gr4" draw:text-style-name="P1" draw:layer="layout" svg:x1="6cm" svg:y1="3cm" svg:x2="6cm" svg:y2="7cm">
          <text:p/>
        </draw:line>
        <draw:line draw:style-name="gr4" draw:text-style-name="P1" draw:layer="layout" svg:x1="7cm" svg:y1="4cm" svg:x2="7cm" svg:y2="6cm">
          <text:p/>
        </draw:line>
        <draw:line draw:style-name="gr4" draw:text-style-name="P1" draw:layer="layout" svg:x1="5cm" svg:y1="4cm" svg:x2="5cm" svg:y2="5cm">
          <text:p/>
        </draw:line>
        <draw:polyline draw:style-name="gr5" draw:text-style-name="P1" draw:layer="layout" svg:width="0.999cm" svg:height="5.499cm" svg:x="27cm" svg:y="14.5cm" svg:viewBox="0 0 1000 5500" draw:points="500,5500 500,4500 1000,4500 1000,0 0,0 0,3500">
          <text:p/>
        </draw:polyline>
      </draw:page>
      <draw:page draw:name="page7" draw:style-name="dp1" draw:master-page-name="標準">
        <draw:polyline draw:style-name="gr4" draw:text-style-name="P1" draw:layer="layout" svg:width="1.999cm" svg:height="5.999cm" draw:transform="rotate (-1.5707963267949) translate (11cm 7cm)" svg:viewBox="0 0 2000 6000" draw:points="0,5000 0,6000 2000,6000 2000,0">
          <text:p/>
        </draw:polyline>
        <draw:polyline draw:style-name="gr5" draw:text-style-name="P1" draw:layer="layout" svg:width="26.699cm" svg:height="18.999cm" svg:x="2cm" svg:y="1cm" svg:viewBox="0 0 26700 19000" draw:points="0,0 25500,0 26700,0 26700,19000">
          <text:p/>
        </draw:polyline>
        <draw:polyline draw:style-name="gr5" draw:text-style-name="P1" draw:layer="layout" svg:width="18.999cm" svg:height="26.499cm" draw:transform="rotate (-1.5707963267949) translate (27.5cm 0.999999999999872cm)" svg:viewBox="0 0 19000 26500" draw:points="0,26500 17000,26500 19000,26500 19000,0">
          <text:p/>
        </draw:polyline>
        <draw:polyline draw:style-name="gr5" draw:text-style-name="P1" draw:layer="layout" svg:width="5.999cm" svg:height="4.999cm" draw:transform="rotate (1.5707963267949) translate (21cm 19cm)" svg:viewBox="0 0 6000 5000" draw:points="5500,5000 1000,5000 1000,3000 1000,5000 0,5000 0,2000 2000,2000 2000,4000 6000,4000 6000,0">
          <text:p/>
        </draw:polyline>
        <draw:polyline draw:style-name="gr6" draw:text-style-name="P1" draw:layer="layout" svg:width="4.999cm" svg:height="1.499cm" svg:x="21cm" svg:y="12cm" svg:viewBox="0 0 5000 1500" draw:points="0,0 5000,0 5000,1500">
          <text:p/>
        </draw:polyline>
        <draw:line draw:style-name="gr5" draw:text-style-name="P1" draw:layer="layout" svg:x1="26cm" svg:y1="14cm" svg:x2="27cm" svg:y2="14cm">
          <text:p/>
        </draw:line>
        <draw:polyline draw:style-name="gr5" draw:text-style-name="P1" draw:layer="layout" svg:width="2.999cm" svg:height="5.999cm" svg:x="21cm" svg:y="14cm" svg:viewBox="0 0 3000 6000" draw:points="0,0 3000,0 3000,2000 1000,2000 1000,6000">
          <text:p/>
        </draw:polyline>
        <draw:polyline draw:style-name="gr5" draw:text-style-name="P1" draw:layer="layout" svg:width="1.999cm" svg:height="3.999cm" draw:transform="rotate (-3.14159265358979) translate (23cm 19cm)" svg:viewBox="0 0 2000 4000" draw:points="0,4000 2000,4000 2000,0">
          <text:p/>
        </draw:polyline>
        <draw:polyline draw:style-name="gr7" draw:text-style-name="P1" draw:layer="layout" svg:width="5.999cm" svg:height="0.999cm" draw:transform="rotate (-1.5707963267949) translate (21cm 9cm)" svg:viewBox="0 0 6000 1000" draw:points="0,1000 6000,1000 6000,0">
          <text:p/>
        </draw:polyline>
        <draw:polyline draw:style-name="gr8" draw:text-style-name="P1" draw:layer="layout" svg:width="7.999cm" svg:height="0.999cm" draw:transform="rotate (1.5707963267949) translate (19cm 20cm)" svg:viewBox="0 0 8000 1000" draw:points="0,1000 4000,1000 4000,0 8000,0">
          <text:p/>
        </draw:polyline>
        <draw:polyline draw:style-name="gr5" draw:text-style-name="P1" draw:layer="layout" svg:width="2.999cm" svg:height="2.999cm" svg:x="24cm" svg:y="11cm" svg:viewBox="0 0 3000 3000" draw:points="0,0 3000,0 3000,3000">
          <text:p/>
        </draw:polyline>
        <draw:polyline draw:style-name="gr12" draw:text-style-name="P1" draw:layer="layout" svg:width="3.699cm" svg:height="11.999cm" svg:x="25cm" svg:y="7cm" svg:viewBox="0 0 3700 12000" draw:points="3700,12000 3000,12000 3000,3000 0,3000 0,2000 1000,2000 1000,0 2000,0">
          <text:p/>
        </draw:polyline>
        <draw:polyline draw:style-name="gr5" draw:text-style-name="P1" draw:layer="layout" svg:width="8.999cm" svg:height="2.999cm" svg:x="2cm" svg:y="2cm" svg:viewBox="0 0 9000 3000" draw:points="0,3000 0,2000 1000,2000 1000,0 9000,0">
          <text:p/>
        </draw:polyline>
        <draw:polyline draw:style-name="gr4" draw:text-style-name="P1" draw:layer="layout" svg:width="7.999cm" svg:height="2.999cm" draw:transform="rotate (-3.14159265358979) translate (13cm 7cm)" svg:viewBox="0 0 8000 3000" draw:points="0,3000 0,1000 6000,1000 6000,0 7000,0 8000,0">
          <text:p/>
        </draw:polyline>
        <draw:polyline draw:style-name="gr4" draw:text-style-name="P1" draw:layer="layout" svg:width="6.999cm" svg:height="3.999cm" draw:transform="rotate (-3.14159265358979) translate (11cm 10cm)" svg:viewBox="0 0 7000 4000" draw:points="0,0 7000,0 7000,2000 7000,3000 7000,4000">
          <text:p/>
        </draw:polyline>
        <draw:line draw:style-name="gr4" draw:text-style-name="P1" draw:layer="layout" svg:x1="4cm" svg:y1="7cm" svg:x2="4cm" svg:y2="9cm">
          <text:p/>
        </draw:line>
        <draw:polyline draw:style-name="gr4" draw:text-style-name="P1" draw:layer="layout" svg:width="10.999cm" svg:height="6.999cm" draw:transform="rotate (-3.14159265358979) translate (14cm 12cm)" svg:viewBox="0 0 11000 7000" draw:points="0,0 11000,0 11000,4000 11000,6000 9000,6000 9000,7000">
          <text:p/>
        </draw:polyline>
        <draw:polyline draw:style-name="gr5" draw:text-style-name="P1" draw:layer="layout" svg:width="0cm" svg:height="1.999cm" svg:x="2cm" svg:y="1cm" svg:viewBox="0 0 0 2000" draw:points="0,0 0,1000 0,2000">
          <text:p/>
        </draw:polyline>
        <draw:polyline draw:style-name="gr8" draw:text-style-name="P1" draw:layer="layout" svg:width="7.999cm" svg:height="3.999cm" svg:x="11cm" svg:y="2cm" svg:viewBox="0 0 8000 4000" draw:points="0,0 7500,0 8000,0 8000,2000 7000,2000 7000,3000 6000,3000 6000,4000 5000,4000 5000,2000 6000,2000 6000,1000 7000,1000">
          <text:p/>
        </draw:polyline>
        <draw:polyline draw:style-name="gr8" draw:text-style-name="P1" draw:layer="layout" svg:width="8.061cm" svg:height="1.056cm" draw:transform="rotate (0.13247049022637) translate (8.86907384581453cm 3.01744602151655cm)" svg:viewBox="0 0 8062 1057" draw:points="0,991 0,991 132,0 8062,1057">
          <text:p/>
        </draw:polyline>
        <draw:polyline draw:style-name="gr8" draw:text-style-name="P1" draw:layer="layout" svg:width="5.999cm" svg:height="6.999cm" draw:transform="rotate (-1.5707963267949) translate (20cm 1cm)" svg:viewBox="0 0 6000 7000" draw:points="0,0 4000,0 4000,1000 5000,1000 5000,2000 6000,2000 6000,4000 6000,5000 3000,5000 3000,7000 5000,7000">
          <text:p/>
        </draw:polyline>
        <draw:polyline draw:style-name="gr8" draw:text-style-name="P1" draw:layer="layout" svg:width="7.999cm" svg:height="2.999cm" svg:x="4cm" svg:y="8cm" svg:viewBox="0 0 8000 3000" draw:points="7000,0 2000,0 8000,0 8000,3000 0,3000">
          <text:p/>
        </draw:polyline>
        <draw:polyline draw:style-name="gr10" draw:text-style-name="P1" draw:layer="layout" svg:width="1.999cm" svg:height="1.999cm" draw:transform="rotate (-1.5707963267949) translate (6cm 15cm)" svg:viewBox="0 0 2000 2000" draw:points="0,0 2000,0 2000,1000 2000,2000">
          <text:p/>
        </draw:polyline>
        <draw:polyline draw:style-name="gr10" draw:text-style-name="P1" draw:layer="layout" svg:width="2.999cm" svg:height="1.999cm" draw:transform="rotate (-3.14159265358979) translate (6cm 18cm)" svg:viewBox="0 0 3000 2000" draw:points="0,0 3000,0 3000,2000 1000,2000">
          <text:p/>
        </draw:polyline>
        <draw:polyline draw:style-name="gr10" draw:text-style-name="P1" draw:layer="layout" svg:width="0.999cm" svg:height="2.999cm" svg:x="6cm" svg:y="15cm" svg:viewBox="0 0 1000 3000" draw:points="0,3000 1000,3000 1000,0">
          <text:p/>
        </draw:polyline>
        <draw:polyline draw:style-name="gr10" draw:text-style-name="P1" draw:layer="layout" svg:width="2.499cm" svg:height="4.999cm" draw:transform="rotate (-1.5707963267949) translate (7cm 13cm)" svg:viewBox="0 0 2500 5000" draw:points="0,5000 1000,5000 1000,0 2500,0">
          <text:p/>
        </draw:polyline>
        <draw:line draw:style-name="gr10" draw:text-style-name="P1" draw:layer="layout" svg:x1="1cm" svg:y1="15cm" svg:x2="6cm" svg:y2="15cm">
          <text:p/>
        </draw:line>
        <draw:polyline draw:style-name="gr11" draw:text-style-name="P1" draw:layer="layout" svg:width="5.999cm" svg:height="5.999cm" draw:transform="rotate (-1.5707963267949) translate (8cm 13cm)" svg:viewBox="0 0 6000 6000" draw:points="3000,6000 6000,6000 6000,0 0,0">
          <text:p/>
        </draw:polyline>
        <draw:polyline draw:style-name="gr8" draw:text-style-name="P1" draw:layer="layout" svg:width="4.999cm" svg:height="3.999cm" svg:x="8cm" svg:y="7cm" svg:viewBox="0 0 5000 4000" draw:points="0,0 5000,0 5000,4000 5000,4000">
          <text:p/>
        </draw:polyline>
        <draw:polyline draw:style-name="gr4" draw:text-style-name="P1" draw:layer="layout" svg:width="5.999cm" svg:height="7.999cm" svg:x="8cm" svg:y="7cm" svg:viewBox="0 0 6000 8000" draw:points="0,8000 6000,8000 6000,0 5000,0">
          <text:p/>
        </draw:polyline>
        <draw:polyline draw:style-name="gr7" draw:text-style-name="P1" draw:layer="layout" svg:width="7.999cm" svg:height="7.999cm" draw:transform="rotate (1.5707963267949) translate (19cm 11cm)" svg:viewBox="0 0 8000 8000" draw:points="4000,0 3000,0 0,0 0,5000 3000,5000 3000,6000 6000,6000 7000,6000 7000,7000 7000,8000 8000,8000">
          <text:p/>
        </draw:polyline>
        <draw:polyline draw:style-name="gr7" draw:text-style-name="P1" draw:layer="layout" svg:width="0.999cm" svg:height="6.999cm" draw:transform="rotate (1.5707963267949) translate (21cm 3cm)" svg:viewBox="0 0 1000 7000" draw:points="0,6000 0,7000 1000,7000 1000,0 0,0">
          <text:p/>
        </draw:polyline>
        <draw:polyline draw:style-name="gr7" draw:text-style-name="P1" draw:layer="layout" svg:width="0.999cm" svg:height="1.999cm" svg:x="23cm" svg:y="5cm" svg:viewBox="0 0 1000 2000" draw:points="0,2000 1000,2000 1000,0">
          <text:p/>
        </draw:polyline>
        <draw:polyline draw:style-name="gr7" draw:text-style-name="P1" draw:layer="layout" svg:width="0.999cm" svg:height="5.999cm" draw:transform="rotate (1.5707963267949) translate (20cm 4cm)" svg:viewBox="0 0 1000 6000" draw:points="1000,6000 1000,2000 0,2000 0,0">
          <text:p/>
        </draw:polyline>
        <draw:polyline draw:style-name="gr7" draw:text-style-name="P1" draw:layer="layout" svg:width="3.999cm" svg:height="0.999cm" svg:x="20cm" svg:y="5cm" svg:viewBox="0 0 4000 1000" draw:points="0,1000 1000,1000 1000,0 2000,0 4000,0">
          <text:p/>
        </draw:polyline>
        <draw:polyline draw:style-name="gr4" draw:text-style-name="P1" draw:layer="layout" svg:width="0.999cm" svg:height="0.999cm" draw:transform="rotate (-1.5707963267949) translate (20cm 6cm)" svg:viewBox="0 0 1000 1000" draw:points="1000,1000 1000,0 0,0">
          <text:p/>
        </draw:polyline>
        <draw:line draw:style-name="gr7" draw:text-style-name="P1" draw:layer="layout" svg:x1="26cm" svg:y1="4cm" svg:x2="23cm" svg:y2="4cm">
          <text:p/>
        </draw:line>
        <draw:polyline draw:style-name="gr8" draw:text-style-name="P1" draw:layer="layout" svg:width="2.999cm" svg:height="1.999cm" svg:x="14cm" svg:y="9cm" svg:viewBox="0 0 3000 2000" draw:points="0,2000 3000,2000 3000,0">
          <text:p/>
        </draw:polyline>
        <draw:polyline draw:style-name="gr7" draw:text-style-name="P1" draw:layer="layout" svg:width="2.999cm" svg:height="1.999cm" draw:transform="rotate (-1.5707963267949) translate (17cm 7cm)" svg:viewBox="0 0 3000 2000" draw:points="0,2000 2500,2000 3000,2000 3000,1000 1000,1000 1000,0">
          <text:p/>
        </draw:polyline>
        <draw:polyline draw:style-name="gr7" draw:text-style-name="P1" draw:layer="layout" svg:width="0.999cm" svg:height="0.999cm" draw:transform="rotate (-1.5707963267949) translate (18cm 8cm)" svg:viewBox="0 0 1000 1000" draw:points="0,0 1000,0 1000,1000">
          <text:p/>
        </draw:polyline>
        <draw:polyline draw:style-name="gr5" draw:text-style-name="P1" draw:layer="layout" svg:width="10.999cm" svg:height="8.999cm" draw:transform="rotate (-1.5707963267949) translate (18cm 9cm)" svg:viewBox="0 0 11000 9000" draw:points="0,0 3000,0 3000,3000 7000,3000 7000,9000 11000,9000">
          <text:p/>
        </draw:polyline>
        <draw:polyline draw:style-name="gr5" draw:text-style-name="P1" draw:layer="layout" svg:width="0.999cm" svg:height="7.999cm" draw:transform="rotate (1.5707963267949) translate (10cm 19cm)" svg:viewBox="0 0 1000 8000" draw:points="0,0 1000,0 1000,8000">
          <text:p/>
        </draw:polyline>
        <draw:polyline draw:style-name="gr10" draw:text-style-name="P1" draw:layer="layout" svg:width="6.999cm" svg:height="3.999cm" svg:x="10cm" svg:y="13cm" svg:viewBox="0 0 7000 4000" draw:points="0,4000 6000,4000 6000,2000 7000,2000 7000,0 6000,0">
          <text:p/>
        </draw:polyline>
        <draw:line draw:style-name="gr10" draw:text-style-name="P1" draw:layer="layout" svg:x1="15cm" svg:y1="14cm" svg:x2="16cm" svg:y2="14cm">
          <text:p/>
        </draw:line>
        <draw:polyline draw:style-name="gr10" draw:text-style-name="P1" draw:layer="layout" svg:width="4.999cm" svg:height="1.999cm" draw:transform="rotate (-1.5707963267949) translate (18cm 12cm)" svg:viewBox="0 0 5000 2000" draw:points="0,0 4000,0 4000,1000 5000,1000 5000,2000">
          <text:p/>
        </draw:polyline>
        <draw:polyline draw:style-name="gr5" draw:text-style-name="P1" draw:layer="layout" svg:width="8.999cm" svg:height="1.999cm" svg:x="10cm" svg:y="17cm" svg:viewBox="0 0 9000 2000" draw:points="8000,0 9000,0 9000,2000 0,2000">
          <text:p/>
        </draw:polyline>
        <draw:line draw:style-name="gr10" draw:text-style-name="P1" draw:layer="layout" svg:x1="19cm" svg:y1="16cm" svg:x2="19cm" svg:y2="17cm">
          <text:p/>
        </draw:line>
        <draw:line draw:style-name="gr8" draw:text-style-name="P1" draw:layer="layout" svg:x1="3cm" svg:y1="13cm" svg:x2="13cm" svg:y2="13cm">
          <text:p/>
        </draw:line>
        <draw:polyline draw:style-name="gr4" draw:text-style-name="P1" draw:layer="layout" svg:width="5.999cm" svg:height="9.999cm" svg:x="8cm" svg:y="5cm" svg:viewBox="0 0 6000 10000" draw:points="0,10000 6000,10000 6000,2000 6000,0">
          <text:p/>
        </draw:polyline>
        <draw:line draw:style-name="gr10" draw:text-style-name="P1" draw:layer="layout" svg:x1="2cm" svg:y1="13cm" svg:x2="2cm" svg:y2="5cm">
          <text:p/>
        </draw:line>
        <draw:polyline draw:style-name="gr4" draw:text-style-name="P1" draw:layer="layout" svg:width="2.999cm" svg:height="1.999cm" draw:transform="rotate (-3.14159265358979) translate (13cm 6cm)" svg:viewBox="0 0 3000 2000" draw:points="3000,2000 0,2000 0,0 2000,0">
          <text:p/>
        </draw:polyline>
        <draw:polyline draw:style-name="gr4" draw:text-style-name="P1" draw:layer="layout" svg:width="8.999cm" svg:height="1.999cm" draw:transform="rotate (-3.14159265358979) translate (12cm 5cm)" svg:viewBox="0 0 9000 2000" draw:points="9000,0 8000,0 8000,2000 4000,2000 4000,0 0,0">
          <text:p/>
        </draw:polyline>
        <draw:line draw:style-name="gr4" draw:text-style-name="P1" draw:layer="layout" svg:x1="6cm" svg:y1="3cm" svg:x2="6cm" svg:y2="7cm">
          <text:p/>
        </draw:line>
        <draw:line draw:style-name="gr4" draw:text-style-name="P1" draw:layer="layout" svg:x1="7cm" svg:y1="4cm" svg:x2="7cm" svg:y2="6cm">
          <text:p/>
        </draw:line>
        <draw:line draw:style-name="gr4" draw:text-style-name="P1" draw:layer="layout" svg:x1="5cm" svg:y1="4cm" svg:x2="5cm" svg:y2="5cm">
          <text:p/>
        </draw:line>
        <draw:polyline draw:style-name="gr5" draw:text-style-name="P1" draw:layer="layout" svg:width="0cm" svg:height="5.999cm" svg:x="27cm" svg:y="14cm" svg:viewBox="0 0 0 6000" draw:points="0,6000 0,5000 0,0">
          <text:p/>
        </draw:polyline>
        <draw:line draw:style-name="gr8" draw:text-style-name="P1" draw:layer="layout" svg:x1="9cm" svg:y1="14cm" svg:x2="14cm" svg:y2="14cm">
          <text:p/>
        </draw:line>
        <draw:polyline draw:style-name="gr7" draw:text-style-name="P1" draw:layer="layout" svg:width="3.999cm" svg:height="2.999cm" draw:transform="rotate (1.5707963267949) translate (20cm 10cm)" svg:viewBox="0 0 4000 3000" draw:points="1000,1000 1000,2000 2000,2000 2000,3000 0,3000 0,0 1000,0 2000,0 2000,1000 3000,1000 3000,2000 4000,2000 4000,3000 3000,3000">
          <text:p/>
        </draw:polyline>
        <draw:polyline draw:style-name="gr12" draw:text-style-name="P1" draw:layer="layout" svg:width="2.699cm" svg:height="3.999cm" svg:x="26cm" svg:y="5cm" svg:viewBox="0 0 2700 4000" draw:points="2700,4000 2000,3800 1000,3800 1000,2800 2000,2800 2000,0 0,0">
          <text:p/>
        </draw:polyline>
        <draw:line draw:style-name="gr4" draw:text-style-name="P1" draw:layer="layout" svg:x1="25cm" svg:y1="6cm" svg:x2="27cm" svg:y2="6cm">
          <text:p/>
        </draw:line>
      </draw:page>
      <draw:page draw:name="page8" draw:style-name="dp1" draw:master-page-name="標準">
        <draw:polyline draw:style-name="gr4" draw:text-style-name="P1" draw:layer="layout" svg:width="1.497cm" svg:height="2.994cm" draw:transform="rotate (-1.5707963267949) translate (5.99210526315789cm 3.99526315789474cm)" svg:viewBox="0 0 1498 2995" draw:points="0,2496 0,2995 1498,2995 1498,0 998,0 998,2496">
          <text:p/>
        </draw:polyline>
        <draw:polyline draw:style-name="gr5" draw:text-style-name="P1" draw:layer="layout" svg:width="13.328cm" svg:height="6.199cm" svg:x="1.499cm" svg:y="1cm" svg:viewBox="0 0 13329 6200" draw:points="0,0 12730,0 13329,0 13301,6200">
          <text:p/>
        </draw:polyline>
        <draw:polyline draw:style-name="gr5" draw:text-style-name="P1" draw:layer="layout" svg:width="9.484cm" svg:height="13.228cm" draw:transform="rotate (-1.5707963267949) translate (14.2290789473684cm 0.999999999999936cm)" svg:viewBox="0 0 9485 13229" draw:points="0,13229 8487,13229 9485,13229 9485,0">
          <text:p/>
        </draw:polyline>
        <draw:polyline draw:style-name="gr5" draw:text-style-name="P1" draw:layer="layout" svg:width="2.994cm" svg:height="2.495cm" draw:transform="rotate (1.5707963267949) translate (10.9842105263158cm 9.98578947368421cm)" svg:viewBox="0 0 2995 2496" draw:points="2746,2496 499,2496 499,1498 499,2496 0,2496 0,998 998,998 998,1997 2995,1997 2995,0">
          <text:p/>
        </draw:polyline>
        <draw:polyline draw:style-name="gr6" draw:text-style-name="P1" draw:layer="layout" svg:width="2.495cm" svg:height="0.748cm" svg:x="10.984cm" svg:y="6.491cm" svg:viewBox="0 0 2496 749" draw:points="0,0 2496,0 2496,749">
          <text:p/>
        </draw:polyline>
        <draw:line draw:style-name="gr5" draw:text-style-name="P1" draw:layer="layout" svg:x1="13.48cm" svg:y1="7.24cm" svg:x2="14.828cm" svg:y2="7.24cm">
          <text:p/>
        </draw:line>
        <draw:polyline draw:style-name="gr5" draw:text-style-name="P1" draw:layer="layout" svg:width="1.497cm" svg:height="2.994cm" svg:x="10.984cm" svg:y="7.49cm" svg:viewBox="0 0 1498 2995" draw:points="0,0 1498,0 1498,998 499,998 499,2995">
          <text:p/>
        </draw:polyline>
        <draw:polyline draw:style-name="gr5" draw:text-style-name="P1" draw:layer="layout" svg:width="0.997cm" svg:height="1.996cm" draw:transform="rotate (-3.14159265358979) translate (11.9826315789474cm 9.98578947368421cm)" svg:viewBox="0 0 998 1997" draw:points="0,1997 998,1997 998,0">
          <text:p/>
        </draw:polyline>
        <draw:polyline draw:style-name="gr7" draw:text-style-name="P1" draw:layer="layout" svg:width="2.994cm" svg:height="0.498cm" draw:transform="rotate (-1.5707963267949) translate (10.9842105263158cm 4.99368421052632cm)" svg:viewBox="0 0 2995 499" draw:points="0,499 2995,499 2995,0">
          <text:p/>
        </draw:polyline>
        <draw:polyline draw:style-name="gr8" draw:text-style-name="P1" draw:layer="layout" svg:width="3.244cm" svg:height="0.498cm" draw:transform="rotate (1.5707963267949) translate (9.98578947368421cm 10.485cm)" svg:viewBox="0 0 3245 499" draw:points="0,499 1997,499 1997,0 3245,0">
          <text:p/>
        </draw:polyline>
        <draw:polyline draw:style-name="gr5" draw:text-style-name="P1" draw:layer="layout" svg:width="3.493cm" svg:height="1.247cm" svg:x="10.984cm" svg:y="5.493cm" svg:viewBox="0 0 3494 1248" draw:points="0,499 2995,499 2995,1248 3494,1248 3494,0 0,0">
          <text:p/>
        </draw:polyline>
        <draw:polyline draw:style-name="gr12" draw:text-style-name="P1" draw:layer="layout" svg:width="4.342cm" svg:height="0cm" svg:x="10.485cm" svg:y="4.994cm" svg:viewBox="0 0 4343 0" draw:points="499,0 4343,0 0,0">
          <text:p/>
        </draw:polyline>
        <draw:polyline draw:style-name="gr5" draw:text-style-name="P1" draw:layer="layout" svg:width="4.991cm" svg:height="0.997cm" svg:x="1cm" svg:y="1.499cm" svg:viewBox="0 0 4992 998" draw:points="0,998 998,998 998,0 4992,0">
          <text:p/>
        </draw:polyline>
        <draw:polyline draw:style-name="gr4" draw:text-style-name="P1" draw:layer="layout" svg:width="3.993cm" svg:height="1.497cm" draw:transform="rotate (-3.14159265358979) translate (6.99052631578947cm 3.99526315789474cm)" svg:viewBox="0 0 3994 1498" draw:points="0,1498 0,499 2995,499 2995,0 3494,0 3994,0">
          <text:p/>
        </draw:polyline>
        <draw:polyline draw:style-name="gr4" draw:text-style-name="P1" draw:layer="layout" svg:width="3.493cm" svg:height="2.495cm" draw:transform="rotate (-3.14159265358979) translate (5.9921052631579cm 5.9921052631579cm)" svg:viewBox="0 0 3494 2496" draw:points="0,0 3494,0 3494,998 3494,1498 3494,1997 3494,2496">
          <text:p/>
        </draw:polyline>
        <draw:line draw:style-name="gr4" draw:text-style-name="P1" draw:layer="layout" svg:x1="2.498cm" svg:y1="3.995cm" svg:x2="2.498cm" svg:y2="4.993cm">
          <text:p/>
        </draw:line>
        <draw:polyline draw:style-name="gr4" draw:text-style-name="P1" draw:layer="layout" svg:width="3.993cm" svg:height="3.493cm" draw:transform="rotate (-3.14159265358979) translate (5.9921052631579cm 6.49131578947369cm)" svg:viewBox="0 0 3994 3494" draw:points="0,0 3994,0 3994,1997 3994,2995 2995,2995 2995,3494">
          <text:p/>
        </draw:polyline>
        <draw:polyline draw:style-name="gr5" draw:text-style-name="P1" draw:layer="layout" svg:width="0cm" svg:height="0.997cm" svg:x="1.499cm" svg:y="1cm" svg:viewBox="0 0 0 998" draw:points="0,0 0,499 0,998">
          <text:p/>
        </draw:polyline>
        <draw:polyline draw:style-name="gr8" draw:text-style-name="P1" draw:layer="layout" svg:width="3.993cm" svg:height="1.996cm" svg:x="5.992cm" svg:y="1.499cm" svg:viewBox="0 0 3994 1997" draw:points="0,0 3744,0 3994,0 3994,998 3494,998 3494,1498 2995,1498 2995,1997 2496,1997 2496,998 2995,998 2995,499 3494,499">
          <text:p/>
        </draw:polyline>
        <draw:polyline draw:style-name="gr8" draw:text-style-name="P1" draw:layer="layout" svg:width="4.024cm" svg:height="0.526cm" draw:transform="rotate (0.13229595730117) translate (4.92840856909359cm 2.0071074999918cm)" svg:viewBox="0 0 4025 527" draw:points="0,495 0,495 66,0 4025,527">
          <text:p/>
        </draw:polyline>
        <draw:polyline draw:style-name="gr8" draw:text-style-name="P1" draw:layer="layout" svg:width="2.994cm" svg:height="3.493cm" draw:transform="rotate (-1.5707963267949) translate (10.485cm 1cm)" svg:viewBox="0 0 2995 3494" draw:points="0,0 1997,0 1997,499 2496,499 2496,998 2995,998 2995,1997 2995,2496 1498,2496 1498,3494 2496,3494">
          <text:p/>
        </draw:polyline>
        <draw:polyline draw:style-name="gr8" draw:text-style-name="P1" draw:layer="layout" svg:width="2.994cm" svg:height="2.994cm" svg:x="3.496cm" svg:y="4.494cm" svg:viewBox="0 0 2995 2995" draw:points="2496,0 0,0 2995,0 2995,1498 2995,2995">
          <text:p/>
        </draw:polyline>
        <draw:polyline draw:style-name="gr10" draw:text-style-name="P1" draw:layer="layout" svg:width="0.997cm" svg:height="0.997cm" draw:transform="rotate (-1.5707963267949) translate (3.49605263157895cm 7.98894736842105cm)" svg:viewBox="0 0 998 998" draw:points="0,0 998,0 998,499 998,998">
          <text:p/>
        </draw:polyline>
        <draw:polyline draw:style-name="gr10" draw:text-style-name="P1" draw:layer="layout" svg:width="1.497cm" svg:height="0.997cm" draw:transform="rotate (-3.14159265358979) translate (3.49605263157895cm 9.48657894736842cm)" svg:viewBox="0 0 1498 998" draw:points="0,0 1498,0 1498,998 499,998">
          <text:p/>
        </draw:polyline>
        <draw:polyline draw:style-name="gr10" draw:text-style-name="P1" draw:layer="layout" svg:width="0.498cm" svg:height="1.497cm" svg:x="3.496cm" svg:y="7.989cm" svg:viewBox="0 0 499 1498" draw:points="0,1498 499,1498 499,0">
          <text:p/>
        </draw:polyline>
        <draw:polyline draw:style-name="gr10" draw:text-style-name="P1" draw:layer="layout" svg:width="1.247cm" svg:height="2.495cm" draw:transform="rotate (-1.5707963267949) translate (3.99526315789474cm 6.99052631578947cm)" svg:viewBox="0 0 1248 2496" draw:points="0,2496 499,2496 499,0 1248,0">
          <text:p/>
        </draw:polyline>
        <draw:line draw:style-name="gr10" draw:text-style-name="P1" draw:layer="layout" svg:x1="1cm" svg:y1="7.989cm" svg:x2="3.496cm" svg:y2="7.989cm">
          <text:p/>
        </draw:line>
        <draw:polyline draw:style-name="gr11" draw:text-style-name="P1" draw:layer="layout" svg:width="2.994cm" svg:height="2.994cm" draw:transform="rotate (-1.5707963267949) translate (4.49447368421053cm 6.99052631578947cm)" svg:viewBox="0 0 2995 2995" draw:points="1498,2995 2995,2995 2995,0 0,0">
          <text:p/>
        </draw:polyline>
        <draw:polyline draw:style-name="gr8" draw:text-style-name="P1" draw:layer="layout" svg:width="2.495cm" svg:height="3.493cm" svg:x="4.494cm" svg:y="3.995cm" svg:viewBox="0 0 2496 3494" draw:points="0,499 0,0 2496,0 2496,3494 1498,3494">
          <text:p/>
        </draw:polyline>
        <draw:polyline draw:style-name="gr4" draw:text-style-name="P1" draw:layer="layout" svg:width="2.994cm" svg:height="3.993cm" svg:x="4.494cm" svg:y="3.995cm" svg:viewBox="0 0 2995 3994" draw:points="0,3994 2995,3994 2995,0 2496,0">
          <text:p/>
        </draw:polyline>
        <draw:polyline draw:style-name="gr7" draw:text-style-name="P1" draw:layer="layout" svg:width="5.241cm" svg:height="4.242cm" draw:transform="rotate (1.5707963267949) translate (9.98578947368421cm 7.24013157894737cm)" svg:viewBox="0 0 5242 4243" draw:points="0,0 2746,0 2746,4243 3245,4243 3245,2995 4243,2995 4243,3494 4743,3494 4743,3994 5242,3994 5242,2995 4743,2995 4743,2496">
          <text:p/>
        </draw:polyline>
        <draw:polyline draw:style-name="gr7" draw:text-style-name="P1" draw:layer="layout" svg:width="1.996cm" svg:height="1.996cm" draw:transform="rotate (1.5707963267949) translate (12.4818421052632cm 3.49605263157895cm)" svg:viewBox="0 0 1997 1997" draw:points="1498,0 1997,0 1997,1997 499,1997 499,1498 0,1498 0,998">
          <text:p/>
        </draw:polyline>
        <draw:polyline draw:style-name="gr7" draw:text-style-name="P1" draw:layer="layout" svg:width="0.848cm" svg:height="0cm" svg:x="13.979cm" svg:y="3.496cm" svg:viewBox="0 0 849 0" draw:points="849,0 499,0 0,0">
          <text:p/>
        </draw:polyline>
        <draw:polyline draw:style-name="gr7" draw:text-style-name="P1" draw:layer="layout" svg:width="1.497cm" svg:height="0.997cm" draw:transform="rotate (1.5707963267949) translate (10.9842105263158cm 2.99684210526316cm)" svg:viewBox="0 0 1498 998" draw:points="998,998 1498,998 1498,0 0,0 0,499 998,499">
          <text:p/>
        </draw:polyline>
        <draw:polyline draw:style-name="gr7" draw:text-style-name="P1" draw:layer="layout" svg:width="0.498cm" svg:height="0.498cm" svg:x="10.485cm" svg:y="2.997cm" svg:viewBox="0 0 499 499" draw:points="0,499 499,499 499,0">
          <text:p/>
        </draw:polyline>
        <draw:polyline draw:style-name="gr4" draw:text-style-name="P1" draw:layer="layout" svg:width="1.497cm" svg:height="1.996cm" draw:transform="rotate (-1.5707963267949) translate (11.9826315789474cm 2.49763157894737cm)" svg:viewBox="0 0 1498 1997" draw:points="998,1997 1498,1997 1498,499 998,499 998,0 0,0">
          <text:p/>
        </draw:polyline>
        <draw:polyline draw:style-name="gr7" draw:text-style-name="P1" draw:layer="layout" svg:width="1.497cm" svg:height="0.498cm" draw:transform="rotate (-1.5707963267949) translate (12.4818421052632cm 2.49763157894737cm)" svg:viewBox="0 0 1498 499" draw:points="0,0 1498,0 1498,499">
          <text:p/>
        </draw:polyline>
        <draw:polyline draw:style-name="gr8" draw:text-style-name="P1" draw:layer="layout" svg:width="1.497cm" svg:height="0.997cm" svg:x="7.49cm" svg:y="4.994cm" svg:viewBox="0 0 1498 998" draw:points="0,998 1498,998 1498,0">
          <text:p/>
        </draw:polyline>
        <draw:polyline draw:style-name="gr7" draw:text-style-name="P1" draw:layer="layout" svg:width="1.497cm" svg:height="0.997cm" draw:transform="rotate (-1.5707963267949) translate (8.98736842105263cm 3.99526315789474cm)" svg:viewBox="0 0 1498 998" draw:points="0,998 1248,998 1498,998 1498,499 499,499 499,0">
          <text:p/>
        </draw:polyline>
        <draw:polyline draw:style-name="gr7" draw:text-style-name="P1" draw:layer="layout" svg:width="0.997cm" svg:height="0.498cm" draw:transform="rotate (-1.5707963267949) translate (9.48657894736842cm 3.99526315789474cm)" svg:viewBox="0 0 998 499" draw:points="0,0 998,0 998,499">
          <text:p/>
        </draw:polyline>
        <draw:polyline draw:style-name="gr5" draw:text-style-name="P1" draw:layer="layout" svg:width="4.991cm" svg:height="4.492cm" draw:transform="rotate (-1.5707963267949) translate (9.48657894736842cm 4.99368421052632cm)" svg:viewBox="0 0 4992 4493" draw:points="0,0 1498,0 1498,1498 3494,1498 3494,4493 4992,4493">
          <text:p/>
        </draw:polyline>
        <draw:polyline draw:style-name="gr5" draw:text-style-name="P1" draw:layer="layout" svg:width="0.498cm" svg:height="3.993cm" draw:transform="rotate (1.5707963267949) translate (5.49289473684211cm 9.98578947368421cm)" svg:viewBox="0 0 499 3994" draw:points="0,0 499,0 499,3994">
          <text:p/>
        </draw:polyline>
        <draw:polyline draw:style-name="gr10" draw:text-style-name="P1" draw:layer="layout" svg:width="3.493cm" svg:height="1.996cm" svg:x="5.493cm" svg:y="6.991cm" svg:viewBox="0 0 3494 1997" draw:points="0,1997 2995,1997 2995,998 3494,998 3494,0 2995,0">
          <text:p/>
        </draw:polyline>
        <draw:line draw:style-name="gr10" draw:text-style-name="P1" draw:layer="layout" svg:x1="7.989cm" svg:y1="7.49cm" svg:x2="8.488cm" svg:y2="7.49cm">
          <text:p/>
        </draw:line>
        <draw:polyline draw:style-name="gr10" draw:text-style-name="P1" draw:layer="layout" svg:width="2.495cm" svg:height="0.997cm" draw:transform="rotate (-1.5707963267949) translate (9.48657894736842cm 6.49131578947369cm)" svg:viewBox="0 0 2496 998" draw:points="0,0 1997,0 1997,499 2496,499 2496,998">
          <text:p/>
        </draw:polyline>
        <draw:polyline draw:style-name="gr5" draw:text-style-name="P1" draw:layer="layout" svg:width="4.492cm" svg:height="0.997cm" svg:x="5.493cm" svg:y="8.987cm" svg:viewBox="0 0 4493 998" draw:points="3994,0 4493,0 4493,998 0,998">
          <text:p/>
        </draw:polyline>
        <draw:line draw:style-name="gr10" draw:text-style-name="P1" draw:layer="layout" svg:x1="9.986cm" svg:y1="8.488cm" svg:x2="9.986cm" svg:y2="8.987cm">
          <text:p/>
        </draw:line>
        <draw:line draw:style-name="gr8" draw:text-style-name="P1" draw:layer="layout" svg:x1="1.998cm" svg:y1="6.991cm" svg:x2="5.992cm" svg:y2="6.991cm">
          <text:p/>
        </draw:line>
        <draw:polyline draw:style-name="gr4" draw:text-style-name="P1" draw:layer="layout" svg:width="2.994cm" svg:height="4.991cm" svg:x="4.494cm" svg:y="2.997cm" svg:viewBox="0 0 2995 4992" draw:points="0,4992 2995,4992 2995,998 2995,0">
          <text:p/>
        </draw:polyline>
        <draw:polyline draw:style-name="gr10" draw:text-style-name="P1" draw:layer="layout" svg:width="3.993cm" svg:height="0.498cm" draw:transform="rotate (-1.5707963267949) translate (1.99842105263158cm 2.99684210526316cm)" svg:viewBox="0 0 3994 499" draw:points="3994,499 0,499 0,0">
          <text:p/>
        </draw:polyline>
        <draw:polyline draw:style-name="gr4" draw:text-style-name="P1" draw:layer="layout" svg:width="1.497cm" svg:height="0.997cm" draw:transform="rotate (-3.14159265358979) translate (6.99052631578947cm 3.49605263157895cm)" svg:viewBox="0 0 1498 998" draw:points="1498,998 0,998 0,0 998,0">
          <text:p/>
        </draw:polyline>
        <draw:polyline draw:style-name="gr4" draw:text-style-name="P1" draw:layer="layout" svg:width="4.492cm" svg:height="0.997cm" draw:transform="rotate (-3.14159265358979) translate (6.49131578947369cm 2.99684210526316cm)" svg:viewBox="0 0 4493 998" draw:points="4493,0 3994,0 3994,998 1997,998 1997,0 0,0">
          <text:p/>
        </draw:polyline>
        <draw:line draw:style-name="gr4" draw:text-style-name="P1" draw:layer="layout" svg:x1="3.496cm" svg:y1="1.998cm" svg:x2="3.496cm" svg:y2="3.995cm">
          <text:p/>
        </draw:line>
        <draw:line draw:style-name="gr4" draw:text-style-name="P1" draw:layer="layout" svg:x1="3.995cm" svg:y1="2.498cm" svg:x2="3.995cm" svg:y2="3.496cm">
          <text:p/>
        </draw:line>
        <draw:line draw:style-name="gr4" draw:text-style-name="P1" draw:layer="layout" svg:x1="2.997cm" svg:y1="2.498cm" svg:x2="2.997cm" svg:y2="2.997cm">
          <text:p/>
        </draw:line>
        <draw:polyline draw:style-name="gr5" draw:text-style-name="P1" draw:layer="layout" svg:width="0.498cm" svg:height="2.745cm" svg:x="13.979cm" svg:y="7.739cm" svg:viewBox="0 0 499 2746" draw:points="250,2746 250,2246 499,2246 499,0 0,0 0,1747">
          <text:p/>
        </draw:polyline>
        <draw:polyline draw:style-name="gr4" draw:text-style-name="P1" draw:layer="layout" svg:width="1.497cm" svg:height="2.994cm" draw:transform="rotate (-1.5707963267949) translate (5.9921052631579cm 15.4911052631579cm)" svg:viewBox="0 0 1498 2995" draw:points="1498,2496 1498,2995 0,2995 0,0 499,0 499,2496">
          <text:p/>
        </draw:polyline>
        <draw:polyline draw:style-name="gr5" draw:text-style-name="P1" draw:layer="layout" svg:width="13.328cm" svg:height="6.199cm" draw:transform="rotate (-3.14159265358979) translate (14.828cm 19.984cm)" svg:viewBox="0 0 13329 6200" draw:points="13329,0 599,0 0,0 28,6200">
          <text:p/>
        </draw:polyline>
        <draw:polyline draw:style-name="gr5" draw:text-style-name="P1" draw:layer="layout" svg:width="9.484cm" svg:height="13.228cm" draw:transform="rotate (-1.5707963267949) translate (14.2290789473684cm 10.499cm)" svg:viewBox="0 0 9485 13229" draw:points="9485,13229 998,13229 0,13229 0,0">
          <text:p/>
        </draw:polyline>
        <draw:polyline draw:style-name="gr5" draw:text-style-name="P1" draw:layer="layout" svg:width="2.994cm" svg:height="2.495cm" draw:transform="rotate (1.5707963267949) translate (10.9842105263158cm 13.9934736842105cm)" svg:viewBox="0 0 2995 2496" draw:points="250,2496 2496,2496 2496,1498 2496,2496 2995,2496 2995,998 1997,998 1997,1997 0,1997 0,0">
          <text:p/>
        </draw:polyline>
        <draw:polyline draw:style-name="gr6" draw:text-style-name="P1" draw:layer="layout" svg:width="2.495cm" svg:height="0.748cm" draw:transform="rotate (-3.14159265358979) translate (13.4802631578947cm 14.4926842105263cm)" svg:viewBox="0 0 2496 749" draw:points="2496,0 0,0 0,749">
          <text:p/>
        </draw:polyline>
        <draw:line draw:style-name="gr5" draw:text-style-name="P1" draw:layer="layout" svg:x1="13.48cm" svg:y1="13.744cm" svg:x2="14.828cm" svg:y2="13.744cm">
          <text:p/>
        </draw:line>
        <draw:polyline draw:style-name="gr5" draw:text-style-name="P1" draw:layer="layout" svg:width="1.497cm" svg:height="2.994cm" draw:transform="rotate (-3.14159265358979) translate (12.4818421052632cm 13.4942631578947cm)" svg:viewBox="0 0 1498 2995" draw:points="1498,0 0,0 0,998 998,998 998,2995">
          <text:p/>
        </draw:polyline>
        <draw:polyline draw:style-name="gr5" draw:text-style-name="P1" draw:layer="layout" svg:width="0.997cm" svg:height="1.996cm" svg:x="10.984cm" svg:y="10.998cm" svg:viewBox="0 0 998 1997" draw:points="998,1997 0,1997 0,0">
          <text:p/>
        </draw:polyline>
        <draw:polyline draw:style-name="gr7" draw:text-style-name="P1" draw:layer="layout" svg:width="2.994cm" svg:height="0.498cm" draw:transform="rotate (-1.5707963267949) translate (10.9842105263158cm 12.9950526315789cm)" svg:viewBox="0 0 2995 499" draw:points="2995,499 0,499 0,0">
          <text:p/>
        </draw:polyline>
        <draw:polyline draw:style-name="gr8" draw:text-style-name="P1" draw:layer="layout" svg:width="3.244cm" svg:height="0.498cm" draw:transform="rotate (1.5707963267949) translate (9.98578947368421cm 13.7438684210526cm)" svg:viewBox="0 0 3245 499" draw:points="3245,499 1248,499 1248,0 0,0">
          <text:p/>
        </draw:polyline>
        <draw:polyline draw:style-name="gr5" draw:text-style-name="P1" draw:layer="layout" svg:width="3.493cm" svg:height="1.247cm" draw:transform="rotate (-3.14159265358979) translate (14.4786842105263cm 15.4911052631579cm)" svg:viewBox="0 0 3494 1248" draw:points="3494,499 499,499 499,1248 0,1248 0,0 3494,0">
          <text:p/>
        </draw:polyline>
        <draw:polyline draw:style-name="gr12" draw:text-style-name="P1" draw:layer="layout" svg:width="4.342cm" svg:height="0cm" svg:x="10.485cm" svg:y="15.99cm" svg:viewBox="0 0 4343 0" draw:points="499,0 4343,0 0,0">
          <text:p/>
        </draw:polyline>
        <draw:polyline draw:style-name="gr5" draw:text-style-name="P1" draw:layer="layout" svg:width="4.991cm" svg:height="0.997cm" draw:transform="rotate (-3.14159265358979) translate (5.9921052631579cm 19.4847894736842cm)" svg:viewBox="0 0 4992 998" draw:points="4992,998 3994,998 3994,0 0,0">
          <text:p/>
        </draw:polyline>
        <draw:polyline draw:style-name="gr4" draw:text-style-name="P1" draw:layer="layout" svg:width="3.993cm" svg:height="1.497cm" svg:x="2.997cm" svg:y="16.989cm" svg:viewBox="0 0 3994 1498" draw:points="3994,1498 3994,499 998,499 998,0 499,0 0,0">
          <text:p/>
        </draw:polyline>
        <draw:polyline draw:style-name="gr4" draw:text-style-name="P1" draw:layer="layout" svg:width="3.493cm" svg:height="2.495cm" svg:x="2.498cm" svg:y="14.992cm" svg:viewBox="0 0 3494 2496" draw:points="3494,0 0,0 0,998 0,1498 0,1997 0,2496">
          <text:p/>
        </draw:polyline>
        <draw:line draw:style-name="gr4" draw:text-style-name="P1" draw:layer="layout" svg:x1="2.498cm" svg:y1="16.988cm" svg:x2="2.498cm" svg:y2="15.99cm">
          <text:p/>
        </draw:line>
        <draw:polyline draw:style-name="gr4" draw:text-style-name="P1" draw:layer="layout" svg:width="3.993cm" svg:height="3.493cm" svg:x="1.998cm" svg:y="14.493cm" svg:viewBox="0 0 3994 3494" draw:points="3994,0 0,0 0,1997 0,2995 998,2995 998,3494">
          <text:p/>
        </draw:polyline>
        <draw:polyline draw:style-name="gr5" draw:text-style-name="P1" draw:layer="layout" svg:width="0cm" svg:height="0.997cm" svg:x="1.499cm" svg:y="18.986cm" svg:viewBox="0 0 0 998" draw:points="0,998 0,499 0,0">
          <text:p/>
        </draw:polyline>
        <draw:polyline draw:style-name="gr8" draw:text-style-name="P1" draw:layer="layout" svg:width="3.993cm" svg:height="1.996cm" draw:transform="rotate (-3.14159265358979) translate (9.98578947368421cm 19.4847894736842cm)" svg:viewBox="0 0 3994 1997" draw:points="3994,0 250,0 0,0 0,998 499,998 499,1498 998,1498 998,1997 1498,1997 1498,998 998,998 998,499 499,499">
          <text:p/>
        </draw:polyline>
        <draw:polyline draw:style-name="gr8" draw:text-style-name="P1" draw:layer="layout" svg:width="4.024cm" svg:height="0.526cm" draw:transform="rotate (3.00929669628862) translate (8.91788078428848cm 19.5077844283078cm)" svg:viewBox="0 0 4025 527" draw:points="4025,495 4025,495 3959,0 0,527">
          <text:p/>
        </draw:polyline>
        <draw:polyline draw:style-name="gr8" draw:text-style-name="P1" draw:layer="layout" svg:width="2.994cm" svg:height="3.493cm" draw:transform="rotate (-1.5707963267949) translate (10.485cm 16.9887368421053cm)" svg:viewBox="0 0 2995 3494" draw:points="2995,0 998,0 998,499 499,499 499,998 0,998 0,1997 0,2496 1498,2496 1498,3494 499,3494">
          <text:p/>
        </draw:polyline>
        <draw:polyline draw:style-name="gr8" draw:text-style-name="P1" draw:layer="layout" svg:width="2.994cm" svg:height="2.994cm" draw:transform="rotate (-3.14159265358979) translate (6.49131578947369cm 16.4895263157895cm)" svg:viewBox="0 0 2995 2995" draw:points="499,0 2995,0 0,0 0,1498 0,2995">
          <text:p/>
        </draw:polyline>
        <draw:polyline draw:style-name="gr10" draw:text-style-name="P1" draw:layer="layout" svg:width="0.997cm" svg:height="0.997cm" draw:transform="rotate (-1.5707963267949) translate (3.49605263157895cm 11.9966315789474cm)" svg:viewBox="0 0 998 998" draw:points="998,0 0,0 0,499 0,998">
          <text:p/>
        </draw:polyline>
        <draw:polyline draw:style-name="gr10" draw:text-style-name="P1" draw:layer="layout" svg:width="1.497cm" svg:height="0.997cm" svg:x="1.998cm" svg:y="11.497cm" svg:viewBox="0 0 1498 998" draw:points="1498,0 0,0 0,998 998,998">
          <text:p/>
        </draw:polyline>
        <draw:polyline draw:style-name="gr10" draw:text-style-name="P1" draw:layer="layout" svg:width="0.498cm" svg:height="1.497cm" draw:transform="rotate (-3.14159265358979) translate (3.99526315789474cm 12.9950526315789cm)" svg:viewBox="0 0 499 1498" draw:points="499,1498 0,1498 0,0">
          <text:p/>
        </draw:polyline>
        <draw:polyline draw:style-name="gr10" draw:text-style-name="P1" draw:layer="layout" svg:width="1.247cm" svg:height="2.495cm" draw:transform="rotate (-1.5707963267949) translate (3.99526315789474cm 12.7454473684211cm)" svg:viewBox="0 0 1248 2496" draw:points="1248,2496 749,2496 749,0 0,0">
          <text:p/>
        </draw:polyline>
        <draw:line draw:style-name="gr10" draw:text-style-name="P1" draw:layer="layout" svg:x1="1cm" svg:y1="12.995cm" svg:x2="3.496cm" svg:y2="12.995cm">
          <text:p/>
        </draw:line>
        <draw:polyline draw:style-name="gr11" draw:text-style-name="P1" draw:layer="layout" svg:width="2.994cm" svg:height="2.994cm" draw:transform="rotate (-1.5707963267949) translate (4.49447368421053cm 10.9982105263158cm)" svg:viewBox="0 0 2995 2995" draw:points="1498,2995 0,2995 0,0 2995,0">
          <text:p/>
        </draw:polyline>
        <draw:polyline draw:style-name="gr8" draw:text-style-name="P1" draw:layer="layout" svg:width="2.495cm" svg:height="3.493cm" draw:transform="rotate (-3.14159265358979) translate (6.99052631578948cm 16.9887368421053cm)" svg:viewBox="0 0 2496 3494" draw:points="2496,499 2496,0 0,0 0,3494 998,3494">
          <text:p/>
        </draw:polyline>
        <draw:polyline draw:style-name="gr4" draw:text-style-name="P1" draw:layer="layout" svg:width="2.994cm" svg:height="3.993cm" draw:transform="rotate (-3.14159265358979) translate (7.48973684210527cm 16.9887368421053cm)" svg:viewBox="0 0 2995 3994" draw:points="2995,3994 0,3994 0,0 499,0">
          <text:p/>
        </draw:polyline>
        <draw:polyline draw:style-name="gr7" draw:text-style-name="P1" draw:layer="layout" svg:width="5.241cm" svg:height="4.242cm" draw:transform="rotate (1.5707963267949) translate (9.98578947368421cm 18.9855789473684cm)" svg:viewBox="0 0 5242 4243" draw:points="5242,0 2496,0 2496,4243 1997,4243 1997,2995 998,2995 998,3494 499,3494 499,3994 0,3994 0,2995 499,2995 499,2496">
          <text:p/>
        </draw:polyline>
        <draw:polyline draw:style-name="gr7" draw:text-style-name="P1" draw:layer="layout" svg:width="1.996cm" svg:height="1.996cm" draw:transform="rotate (1.5707963267949) translate (12.4818421052632cm 19.4847894736842cm)" svg:viewBox="0 0 1997 1997" draw:points="499,0 0,0 0,1997 1498,1997 1498,1498 1997,1498 1997,998">
          <text:p/>
        </draw:polyline>
        <draw:polyline draw:style-name="gr7" draw:text-style-name="P1" draw:layer="layout" svg:width="0.848cm" svg:height="0cm" svg:x="13.979cm" svg:y="17.488cm" svg:viewBox="0 0 849 0" draw:points="849,0 500,0 0,0">
          <text:p/>
        </draw:polyline>
        <draw:polyline draw:style-name="gr7" draw:text-style-name="P1" draw:layer="layout" svg:width="1.497cm" svg:height="0.997cm" draw:transform="rotate (1.5707963267949) translate (10.9842105263158cm 19.4847894736842cm)" svg:viewBox="0 0 1498 998" draw:points="499,998 0,998 0,0 1498,0 1498,499 499,499">
          <text:p/>
        </draw:polyline>
        <draw:polyline draw:style-name="gr7" draw:text-style-name="P1" draw:layer="layout" svg:width="0.498cm" svg:height="0.498cm" draw:transform="rotate (-3.14159265358979) translate (10.9842105263158cm 17.9871578947368cm)" svg:viewBox="0 0 499 499" draw:points="499,499 0,499 0,0">
          <text:p/>
        </draw:polyline>
        <draw:polyline draw:style-name="gr4" draw:text-style-name="P1" draw:layer="layout" svg:width="1.497cm" svg:height="1.996cm" draw:transform="rotate (-1.5707963267949) translate (11.9826315789474cm 16.9887368421053cm)" svg:viewBox="0 0 1498 1997" draw:points="499,1997 0,1997 0,499 499,499 499,0 1498,0">
          <text:p/>
        </draw:polyline>
        <draw:polyline draw:style-name="gr7" draw:text-style-name="P1" draw:layer="layout" svg:width="1.497cm" svg:height="0.498cm" draw:transform="rotate (-1.5707963267949) translate (12.4818421052632cm 16.9887368421053cm)" svg:viewBox="0 0 1498 499" draw:points="1498,0 0,0 0,499">
          <text:p/>
        </draw:polyline>
        <draw:polyline draw:style-name="gr8" draw:text-style-name="P1" draw:layer="layout" svg:width="1.497cm" svg:height="0.997cm" draw:transform="rotate (-3.14159265358979) translate (8.98736842105263cm 15.9903157894737cm)" svg:viewBox="0 0 1498 998" draw:points="1498,998 0,998 0,0">
          <text:p/>
        </draw:polyline>
        <draw:polyline draw:style-name="gr7" draw:text-style-name="P1" draw:layer="layout" svg:width="1.497cm" svg:height="0.997cm" draw:transform="rotate (-1.5707963267949) translate (8.98736842105263cm 15.4911052631579cm)" svg:viewBox="0 0 1498 998" draw:points="1498,998 250,998 0,998 0,499 998,499 998,0">
          <text:p/>
        </draw:polyline>
        <draw:polyline draw:style-name="gr7" draw:text-style-name="P1" draw:layer="layout" svg:width="0.997cm" svg:height="0.498cm" draw:transform="rotate (-1.5707963267949) translate (9.48657894736842cm 15.9903157894737cm)" svg:viewBox="0 0 998 499" draw:points="998,0 0,0 0,499">
          <text:p/>
        </draw:polyline>
        <draw:polyline draw:style-name="gr5" draw:text-style-name="P1" draw:layer="layout" svg:width="4.991cm" svg:height="4.492cm" draw:transform="rotate (-1.5707963267949) translate (9.48657894736842cm 10.9982105263158cm)" svg:viewBox="0 0 4992 4493" draw:points="4992,0 3494,0 3494,1498 1498,1498 1498,4493 0,4493">
          <text:p/>
        </draw:polyline>
        <draw:polyline draw:style-name="gr5" draw:text-style-name="P1" draw:layer="layout" svg:width="0.498cm" svg:height="3.993cm" draw:transform="rotate (1.5707963267949) translate (5.49289473684211cm 11.4974210526316cm)" svg:viewBox="0 0 499 3994" draw:points="499,0 0,0 0,3994">
          <text:p/>
        </draw:polyline>
        <draw:polyline draw:style-name="gr10" draw:text-style-name="P1" draw:layer="layout" svg:width="3.493cm" svg:height="1.996cm" draw:transform="rotate (-3.14159265358979) translate (8.98736842105263cm 13.9934736842105cm)" svg:viewBox="0 0 3494 1997" draw:points="3494,1997 499,1997 499,998 0,998 0,0 499,0">
          <text:p/>
        </draw:polyline>
        <draw:line draw:style-name="gr10" draw:text-style-name="P1" draw:layer="layout" svg:x1="7.989cm" svg:y1="13.494cm" svg:x2="8.488cm" svg:y2="13.494cm">
          <text:p/>
        </draw:line>
        <draw:polyline draw:style-name="gr10" draw:text-style-name="P1" draw:layer="layout" svg:width="2.495cm" svg:height="0.997cm" draw:transform="rotate (-1.5707963267949) translate (9.48657894736842cm 11.9966315789474cm)" svg:viewBox="0 0 2496 998" draw:points="2496,0 499,0 499,499 0,499 0,998">
          <text:p/>
        </draw:polyline>
        <draw:polyline draw:style-name="gr5" draw:text-style-name="P1" draw:layer="layout" svg:width="4.492cm" svg:height="0.997cm" draw:transform="rotate (-3.14159265358979) translate (9.98578947368421cm 11.9966315789474cm)" svg:viewBox="0 0 4493 998" draw:points="499,0 0,0 0,998 4493,998">
          <text:p/>
        </draw:polyline>
        <draw:line draw:style-name="gr10" draw:text-style-name="P1" draw:layer="layout" svg:x1="9.986cm" svg:y1="12.496cm" svg:x2="9.986cm" svg:y2="11.997cm">
          <text:p/>
        </draw:line>
        <draw:line draw:style-name="gr8" draw:text-style-name="P1" draw:layer="layout" svg:x1="1.998cm" svg:y1="13.993cm" svg:x2="5.992cm" svg:y2="13.993cm">
          <text:p/>
        </draw:line>
        <draw:polyline draw:style-name="gr4" draw:text-style-name="P1" draw:layer="layout" svg:width="2.994cm" svg:height="4.991cm" draw:transform="rotate (-3.14159265358979) translate (7.48973684210527cm 17.9871578947368cm)" svg:viewBox="0 0 2995 4992" draw:points="2995,4992 0,4992 0,998 0,0">
          <text:p/>
        </draw:polyline>
        <draw:polyline draw:style-name="gr10" draw:text-style-name="P1" draw:layer="layout" svg:width="3.993cm" svg:height="0.498cm" draw:transform="rotate (-1.5707963267949) translate (1.99842105263158cm 13.9934736842105cm)" svg:viewBox="0 0 3994 499" draw:points="0,499 3994,499 3994,0">
          <text:p/>
        </draw:polyline>
        <draw:polyline draw:style-name="gr4" draw:text-style-name="P1" draw:layer="layout" svg:width="1.497cm" svg:height="0.997cm" svg:x="5.493cm" svg:y="17.488cm" svg:viewBox="0 0 1498 998" draw:points="0,998 1498,998 1498,0 499,0">
          <text:p/>
        </draw:polyline>
        <draw:polyline draw:style-name="gr4" draw:text-style-name="P1" draw:layer="layout" svg:width="4.492cm" svg:height="0.997cm" svg:x="1.998cm" svg:y="17.987cm" svg:viewBox="0 0 4493 998" draw:points="0,0 499,0 499,998 2496,998 2496,0 4493,0">
          <text:p/>
        </draw:polyline>
        <draw:line draw:style-name="gr4" draw:text-style-name="P1" draw:layer="layout" svg:x1="3.496cm" svg:y1="18.986cm" svg:x2="3.496cm" svg:y2="16.989cm">
          <text:p/>
        </draw:line>
        <draw:line draw:style-name="gr4" draw:text-style-name="P1" draw:layer="layout" svg:x1="3.995cm" svg:y1="18.486cm" svg:x2="3.995cm" svg:y2="17.488cm">
          <text:p/>
        </draw:line>
        <draw:line draw:style-name="gr4" draw:text-style-name="P1" draw:layer="layout" svg:x1="2.997cm" svg:y1="18.486cm" svg:x2="2.997cm" svg:y2="17.987cm">
          <text:p/>
        </draw:line>
        <draw:polyline draw:style-name="gr5" draw:text-style-name="P1" draw:layer="layout" svg:width="0.498cm" svg:height="2.745cm" draw:transform="rotate (-3.14159265358979) translate (14.4786842105263cm 13.2446578947368cm)" svg:viewBox="0 0 499 2746" draw:points="250,2746 250,2246 0,2246 0,0 499,0 499,1747">
          <text:p/>
        </draw:polyline>
        <draw:polyline draw:style-name="gr4" draw:text-style-name="P1" draw:layer="layout" svg:width="1.497cm" svg:height="2.994cm" draw:transform="rotate (1.5707963267949) translate (23.6358947368421cm 5.49289473684211cm)" svg:viewBox="0 0 1498 2995" draw:points="1498,2496 1498,2995 0,2995 0,0 499,0 499,2496">
          <text:p/>
        </draw:polyline>
        <draw:polyline draw:style-name="gr5" draw:text-style-name="P1" draw:layer="layout" svg:width="13.328cm" svg:height="6.199cm" svg:x="14.8cm" svg:y="1cm" svg:viewBox="0 0 13329 6200" draw:points="13329,0 599,0 0,0 28,6200">
          <text:p/>
        </draw:polyline>
        <draw:polyline draw:style-name="gr5" draw:text-style-name="P1" draw:layer="layout" svg:width="9.484cm" svg:height="13.228cm" draw:transform="rotate (1.5707963267949) translate (15.3989210526316cm 10.485cm)" svg:viewBox="0 0 9485 13229" draw:points="9485,13229 998,13229 0,13229 0,0">
          <text:p/>
        </draw:polyline>
        <draw:polyline draw:style-name="gr5" draw:text-style-name="P1" draw:layer="layout" svg:width="2.994cm" svg:height="2.495cm" draw:transform="rotate (-1.5707963267949) translate (18.6437894736842cm 6.99052631578947cm)" svg:viewBox="0 0 2995 2496" draw:points="250,2496 2496,2496 2496,1498 2496,2496 2995,2496 2995,998 1997,998 1997,1997 0,1997 0,0">
          <text:p/>
        </draw:polyline>
        <draw:polyline draw:style-name="gr6" draw:text-style-name="P1" draw:layer="layout" svg:width="2.495cm" svg:height="0.748cm" svg:x="16.148cm" svg:y="6.491cm" svg:viewBox="0 0 2496 749" draw:points="2496,0 0,0 0,749">
          <text:p/>
        </draw:polyline>
        <draw:line draw:style-name="gr5" draw:text-style-name="P1" draw:layer="layout" svg:x1="16.148cm" svg:y1="7.24cm" svg:x2="14.8cm" svg:y2="7.24cm">
          <text:p/>
        </draw:line>
        <draw:polyline draw:style-name="gr5" draw:text-style-name="P1" draw:layer="layout" svg:width="1.497cm" svg:height="2.994cm" svg:x="17.146cm" svg:y="7.49cm" svg:viewBox="0 0 1498 2995" draw:points="1498,0 0,0 0,998 998,998 998,2995">
          <text:p/>
        </draw:polyline>
        <draw:polyline draw:style-name="gr5" draw:text-style-name="P1" draw:layer="layout" svg:width="0.997cm" svg:height="1.996cm" draw:transform="rotate (-3.14159265358979) translate (18.6437894736842cm 9.98578947368421cm)" svg:viewBox="0 0 998 1997" draw:points="998,1997 0,1997 0,0">
          <text:p/>
        </draw:polyline>
        <draw:polyline draw:style-name="gr7" draw:text-style-name="P1" draw:layer="layout" svg:width="2.994cm" svg:height="0.498cm" draw:transform="rotate (1.5707963267949) translate (18.6437894736842cm 7.98894736842105cm)" svg:viewBox="0 0 2995 499" draw:points="2995,499 0,499 0,0">
          <text:p/>
        </draw:polyline>
        <draw:polyline draw:style-name="gr8" draw:text-style-name="P1" draw:layer="layout" svg:width="3.244cm" svg:height="0.498cm" draw:transform="rotate (-1.5707963267949) translate (19.6422105263158cm 7.24013157894737cm)" svg:viewBox="0 0 3245 499" draw:points="3245,499 1248,499 1248,0 0,0">
          <text:p/>
        </draw:polyline>
        <draw:polyline draw:style-name="gr5" draw:text-style-name="P1" draw:layer="layout" svg:width="3.493cm" svg:height="1.247cm" svg:x="15.149cm" svg:y="5.493cm" svg:viewBox="0 0 3494 1248" draw:points="3494,499 499,499 499,1248 0,1248 0,0 3494,0">
          <text:p/>
        </draw:polyline>
        <draw:polyline draw:style-name="gr12" draw:text-style-name="P1" draw:layer="layout" svg:width="4.342cm" svg:height="0cm" svg:x="14.8cm" svg:y="4.994cm" svg:viewBox="0 0 4343 0" draw:points="3844,0 0,0 4343,0">
          <text:p/>
        </draw:polyline>
        <draw:polyline draw:style-name="gr5" draw:text-style-name="P1" draw:layer="layout" svg:width="4.991cm" svg:height="0.997cm" svg:x="23.636cm" svg:y="1.499cm" svg:viewBox="0 0 4992 998" draw:points="4992,998 3994,998 3994,0 0,0">
          <text:p/>
        </draw:polyline>
        <draw:polyline draw:style-name="gr4" draw:text-style-name="P1" draw:layer="layout" svg:width="3.993cm" svg:height="1.497cm" draw:transform="rotate (-3.14159265358979) translate (26.6311578947368cm 3.99526315789474cm)" svg:viewBox="0 0 3994 1498" draw:points="3994,1498 3994,499 998,499 998,0 499,0 0,0">
          <text:p/>
        </draw:polyline>
        <draw:polyline draw:style-name="gr4" draw:text-style-name="P1" draw:layer="layout" svg:width="3.493cm" svg:height="2.495cm" draw:transform="rotate (-3.14159265358979) translate (27.1303684210526cm 5.9921052631579cm)" svg:viewBox="0 0 3494 2496" draw:points="3494,0 0,0 0,998 0,1498 0,1997 0,2496">
          <text:p/>
        </draw:polyline>
        <draw:line draw:style-name="gr4" draw:text-style-name="P1" draw:layer="layout" svg:x1="27.13cm" svg:y1="3.995cm" svg:x2="27.13cm" svg:y2="4.993cm">
          <text:p/>
        </draw:line>
        <draw:polyline draw:style-name="gr4" draw:text-style-name="P1" draw:layer="layout" svg:width="3.993cm" svg:height="3.493cm" draw:transform="rotate (-3.14159265358979) translate (27.6295789473684cm 6.49131578947369cm)" svg:viewBox="0 0 3994 3494" draw:points="3994,0 0,0 0,1997 0,2995 998,2995 998,3494">
          <text:p/>
        </draw:polyline>
        <draw:polyline draw:style-name="gr5" draw:text-style-name="P1" draw:layer="layout" svg:width="0cm" svg:height="0.997cm" svg:x="28.129cm" svg:y="1cm" svg:viewBox="0 0 0 998" draw:points="0,0 0,499 0,998">
          <text:p/>
        </draw:polyline>
        <draw:polyline draw:style-name="gr8" draw:text-style-name="P1" draw:layer="layout" svg:width="3.993cm" svg:height="1.996cm" svg:x="19.642cm" svg:y="1.499cm" svg:viewBox="0 0 3994 1997" draw:points="3994,0 250,0 0,0 0,998 499,998 499,1498 998,1498 998,1997 1498,1997 1498,998 998,998 998,499 499,499">
          <text:p/>
        </draw:polyline>
        <draw:polyline draw:style-name="gr8" draw:text-style-name="P1" draw:layer="layout" svg:width="4.024cm" svg:height="0.526cm" draw:transform="rotate (-0.132295957301171) translate (20.7101192157115cm 1.47621557169216cm)" svg:viewBox="0 0 4025 527" draw:points="4025,495 4025,495 3959,0 0,527">
          <text:p/>
        </draw:polyline>
        <draw:polyline draw:style-name="gr8" draw:text-style-name="P1" draw:layer="layout" svg:width="2.994cm" svg:height="3.493cm" draw:transform="rotate (1.5707963267949) translate (19.143cm 3.99526315789474cm)" svg:viewBox="0 0 2995 3494" draw:points="2995,0 998,0 998,499 499,499 499,998 0,998 0,1997 0,2496 1498,2496 1498,3494 499,3494">
          <text:p/>
        </draw:polyline>
        <draw:polyline draw:style-name="gr8" draw:text-style-name="P1" draw:layer="layout" svg:width="2.994cm" svg:height="2.994cm" svg:x="23.137cm" svg:y="4.494cm" svg:viewBox="0 0 2995 2995" draw:points="499,0 2995,0 0,0 0,1498 0,2995">
          <text:p/>
        </draw:polyline>
        <draw:polyline draw:style-name="gr10" draw:text-style-name="P1" draw:layer="layout" svg:width="0.997cm" svg:height="0.997cm" draw:transform="rotate (1.5707963267949) translate (26.1319473684211cm 8.98736842105263cm)" svg:viewBox="0 0 998 998" draw:points="998,0 0,0 0,499 0,998">
          <text:p/>
        </draw:polyline>
        <draw:polyline draw:style-name="gr10" draw:text-style-name="P1" draw:layer="layout" svg:width="1.497cm" svg:height="0.997cm" draw:transform="rotate (-3.14159265358979) translate (27.6295789473684cm 9.48657894736842cm)" svg:viewBox="0 0 1498 998" draw:points="1498,0 0,0 0,998 998,998">
          <text:p/>
        </draw:polyline>
        <draw:polyline draw:style-name="gr10" draw:text-style-name="P1" draw:layer="layout" svg:width="0.498cm" svg:height="1.497cm" svg:x="25.633cm" svg:y="7.989cm" svg:viewBox="0 0 499 1498" draw:points="499,1498 0,1498 0,0">
          <text:p/>
        </draw:polyline>
        <draw:polyline draw:style-name="gr10" draw:text-style-name="P1" draw:layer="layout" svg:width="1.247cm" svg:height="2.495cm" draw:transform="rotate (1.5707963267949) translate (25.6327368421053cm 8.23855263157895cm)" svg:viewBox="0 0 1248 2496" draw:points="1248,2496 749,2496 749,0 0,0">
          <text:p/>
        </draw:polyline>
        <draw:line draw:style-name="gr10" draw:text-style-name="P1" draw:layer="layout" svg:x1="28.628cm" svg:y1="7.989cm" svg:x2="26.132cm" svg:y2="7.989cm">
          <text:p/>
        </draw:line>
        <draw:polyline draw:style-name="gr11" draw:text-style-name="P1" draw:layer="layout" svg:width="2.994cm" svg:height="2.994cm" draw:transform="rotate (1.5707963267949) translate (25.1335263157895cm 9.98578947368421cm)" svg:viewBox="0 0 2995 2995" draw:points="1498,2995 0,2995 0,0 2995,0">
          <text:p/>
        </draw:polyline>
        <draw:polyline draw:style-name="gr8" draw:text-style-name="P1" draw:layer="layout" svg:width="2.495cm" svg:height="3.493cm" svg:x="22.637cm" svg:y="3.995cm" svg:viewBox="0 0 2496 3494" draw:points="2496,499 2496,0 0,0 0,3494 998,3494">
          <text:p/>
        </draw:polyline>
        <draw:polyline draw:style-name="gr4" draw:text-style-name="P1" draw:layer="layout" svg:width="2.994cm" svg:height="3.993cm" svg:x="22.138cm" svg:y="3.995cm" svg:viewBox="0 0 2995 3994" draw:points="2995,3994 0,3994 0,0 499,0">
          <text:p/>
        </draw:polyline>
        <draw:polyline draw:style-name="gr7" draw:text-style-name="P1" draw:layer="layout" svg:width="5.241cm" svg:height="4.242cm" draw:transform="rotate (-1.5707963267949) translate (19.6422105263158cm 1.99842105263158cm)" svg:viewBox="0 0 5242 4243" draw:points="5242,0 2496,0 2496,4243 1997,4243 1997,2995 998,2995 998,3494 499,3494 499,3994 0,3994 0,2995 499,2995 499,2496">
          <text:p/>
        </draw:polyline>
        <draw:polyline draw:style-name="gr7" draw:text-style-name="P1" draw:layer="layout" svg:width="1.996cm" svg:height="1.996cm" draw:transform="rotate (-1.5707963267949) translate (17.1461578947368cm 1.49921052631579cm)" svg:viewBox="0 0 1997 1997" draw:points="499,0 0,0 0,1997 1498,1997 1498,1498 1997,1498 1997,998">
          <text:p/>
        </draw:polyline>
        <draw:polyline draw:style-name="gr7" draw:text-style-name="P1" draw:layer="layout" svg:width="0.848cm" svg:height="0cm" svg:x="14.8cm" svg:y="3.496cm" svg:viewBox="0 0 849 0" draw:points="0,0 349,0 849,0">
          <text:p/>
        </draw:polyline>
        <draw:polyline draw:style-name="gr7" draw:text-style-name="P1" draw:layer="layout" svg:width="1.497cm" svg:height="0.997cm" draw:transform="rotate (-1.5707963267949) translate (18.6437894736842cm 1.49921052631579cm)" svg:viewBox="0 0 1498 998" draw:points="499,998 0,998 0,0 1498,0 1498,499 499,499">
          <text:p/>
        </draw:polyline>
        <draw:polyline draw:style-name="gr7" draw:text-style-name="P1" draw:layer="layout" svg:width="0.498cm" svg:height="0.498cm" svg:x="18.644cm" svg:y="2.997cm" svg:viewBox="0 0 499 499" draw:points="499,499 0,499 0,0">
          <text:p/>
        </draw:polyline>
        <draw:polyline draw:style-name="gr4" draw:text-style-name="P1" draw:layer="layout" svg:width="1.497cm" svg:height="1.996cm" draw:transform="rotate (1.5707963267949) translate (17.6453684210526cm 3.99526315789474cm)" svg:viewBox="0 0 1498 1997" draw:points="499,1997 0,1997 0,499 499,499 499,0 1498,0">
          <text:p/>
        </draw:polyline>
        <draw:polyline draw:style-name="gr7" draw:text-style-name="P1" draw:layer="layout" svg:width="1.497cm" svg:height="0.498cm" draw:transform="rotate (1.5707963267949) translate (17.1461578947368cm 3.99526315789474cm)" svg:viewBox="0 0 1498 499" draw:points="1498,0 0,0 0,499">
          <text:p/>
        </draw:polyline>
        <draw:polyline draw:style-name="gr8" draw:text-style-name="P1" draw:layer="layout" svg:width="1.497cm" svg:height="0.997cm" svg:x="20.641cm" svg:y="4.994cm" svg:viewBox="0 0 1498 998" draw:points="1498,998 0,998 0,0">
          <text:p/>
        </draw:polyline>
        <draw:polyline draw:style-name="gr7" draw:text-style-name="P1" draw:layer="layout" svg:width="1.497cm" svg:height="0.997cm" draw:transform="rotate (1.5707963267949) translate (20.6406315789474cm 5.49289473684211cm)" svg:viewBox="0 0 1498 998" draw:points="1498,998 250,998 0,998 0,499 998,499 998,0">
          <text:p/>
        </draw:polyline>
        <draw:polyline draw:style-name="gr7" draw:text-style-name="P1" draw:layer="layout" svg:width="0.997cm" svg:height="0.498cm" draw:transform="rotate (1.5707963267949) translate (20.1414210526316cm 4.99368421052632cm)" svg:viewBox="0 0 998 499" draw:points="998,0 0,0 0,499">
          <text:p/>
        </draw:polyline>
        <draw:polyline draw:style-name="gr5" draw:text-style-name="P1" draw:layer="layout" svg:width="4.991cm" svg:height="4.492cm" draw:transform="rotate (1.5707963267949) translate (20.1414210526316cm 9.98578947368421cm)" svg:viewBox="0 0 4992 4493" draw:points="4992,0 3494,0 3494,1498 1498,1498 1498,4493 0,4493">
          <text:p/>
        </draw:polyline>
        <draw:polyline draw:style-name="gr5" draw:text-style-name="P1" draw:layer="layout" svg:width="0.498cm" svg:height="3.993cm" draw:transform="rotate (-1.5707963267949) translate (24.1351052631579cm 9.48657894736842cm)" svg:viewBox="0 0 499 3994" draw:points="499,0 0,0 0,3994">
          <text:p/>
        </draw:polyline>
        <draw:polyline draw:style-name="gr10" draw:text-style-name="P1" draw:layer="layout" svg:width="3.493cm" svg:height="1.996cm" svg:x="20.641cm" svg:y="6.991cm" svg:viewBox="0 0 3494 1997" draw:points="3494,1997 499,1997 499,998 0,998 0,0 499,0">
          <text:p/>
        </draw:polyline>
        <draw:line draw:style-name="gr10" draw:text-style-name="P1" draw:layer="layout" svg:x1="21.639cm" svg:y1="7.49cm" svg:x2="21.14cm" svg:y2="7.49cm">
          <text:p/>
        </draw:line>
        <draw:polyline draw:style-name="gr10" draw:text-style-name="P1" draw:layer="layout" svg:width="2.495cm" svg:height="0.997cm" draw:transform="rotate (1.5707963267949) translate (20.1414210526316cm 8.98736842105263cm)" svg:viewBox="0 0 2496 998" draw:points="2496,0 499,0 499,499 0,499 0,998">
          <text:p/>
        </draw:polyline>
        <draw:polyline draw:style-name="gr5" draw:text-style-name="P1" draw:layer="layout" svg:width="4.492cm" svg:height="0.997cm" svg:x="19.642cm" svg:y="8.987cm" svg:viewBox="0 0 4493 998" draw:points="499,0 0,0 0,998 4493,998">
          <text:p/>
        </draw:polyline>
        <draw:line draw:style-name="gr10" draw:text-style-name="P1" draw:layer="layout" svg:x1="19.642cm" svg:y1="8.488cm" svg:x2="19.642cm" svg:y2="8.987cm">
          <text:p/>
        </draw:line>
        <draw:line draw:style-name="gr8" draw:text-style-name="P1" draw:layer="layout" svg:x1="27.63cm" svg:y1="6.991cm" svg:x2="23.636cm" svg:y2="6.991cm">
          <text:p/>
        </draw:line>
        <draw:polyline draw:style-name="gr4" draw:text-style-name="P1" draw:layer="layout" svg:width="2.994cm" svg:height="4.991cm" svg:x="22.138cm" svg:y="2.997cm" svg:viewBox="0 0 2995 4992" draw:points="2995,4992 0,4992 0,998 0,0">
          <text:p/>
        </draw:polyline>
        <draw:polyline draw:style-name="gr10" draw:text-style-name="P1" draw:layer="layout" svg:width="3.993cm" svg:height="0.498cm" draw:transform="rotate (1.5707963267949) translate (27.6295789473684cm 6.99052631578947cm)" svg:viewBox="0 0 3994 499" draw:points="0,499 3994,499 3994,0">
          <text:p/>
        </draw:polyline>
        <draw:polyline draw:style-name="gr4" draw:text-style-name="P1" draw:layer="layout" svg:width="1.497cm" svg:height="0.997cm" draw:transform="rotate (-3.14159265358979) translate (24.1351052631579cm 3.49605263157895cm)" svg:viewBox="0 0 1498 998" draw:points="0,998 1498,998 1498,0 499,0">
          <text:p/>
        </draw:polyline>
        <draw:polyline draw:style-name="gr4" draw:text-style-name="P1" draw:layer="layout" svg:width="4.492cm" svg:height="0.997cm" draw:transform="rotate (-3.14159265358979) translate (27.6295789473684cm 2.99684210526316cm)" svg:viewBox="0 0 4493 998" draw:points="0,0 499,0 499,998 2496,998 2496,0 4493,0">
          <text:p/>
        </draw:polyline>
        <draw:line draw:style-name="gr4" draw:text-style-name="P1" draw:layer="layout" svg:x1="26.132cm" svg:y1="1.998cm" svg:x2="26.132cm" svg:y2="3.995cm">
          <text:p/>
        </draw:line>
        <draw:line draw:style-name="gr4" draw:text-style-name="P1" draw:layer="layout" svg:x1="25.633cm" svg:y1="2.498cm" svg:x2="25.633cm" svg:y2="3.496cm">
          <text:p/>
        </draw:line>
        <draw:line draw:style-name="gr4" draw:text-style-name="P1" draw:layer="layout" svg:x1="26.631cm" svg:y1="2.498cm" svg:x2="26.631cm" svg:y2="2.997cm">
          <text:p/>
        </draw:line>
        <draw:polyline draw:style-name="gr5" draw:text-style-name="P1" draw:layer="layout" svg:width="0.498cm" svg:height="2.745cm" svg:x="15.149cm" svg:y="7.739cm" svg:viewBox="0 0 499 2746" draw:points="250,2746 250,2246 0,2246 0,0 499,0 499,1747">
          <text:p/>
        </draw:polyline>
        <draw:polyline draw:style-name="gr4" draw:text-style-name="P1" draw:layer="layout" svg:width="1.497cm" svg:height="2.994cm" draw:transform="rotate (1.5707963267949) translate (23.6358947368421cm 16.9887368421053cm)" svg:viewBox="0 0 1498 2995" draw:points="0,2496 0,2995 1498,2995 1498,0 998,0 998,2496">
          <text:p/>
        </draw:polyline>
        <draw:polyline draw:style-name="gr5" draw:text-style-name="P1" draw:layer="layout" svg:width="13.328cm" svg:height="6.199cm" draw:transform="rotate (-3.14159265358979) translate (28.129cm 19.984cm)" svg:viewBox="0 0 13329 6200" draw:points="0,0 12730,0 13329,0 13301,6200">
          <text:p/>
        </draw:polyline>
        <draw:polyline draw:style-name="gr5" draw:text-style-name="P1" draw:layer="layout" svg:width="9.484cm" svg:height="13.228cm" draw:transform="rotate (1.5707963267949) translate (15.3989210526316cm 19.984cm)" svg:viewBox="0 0 9485 13229" draw:points="0,13229 8487,13229 9485,13229 9485,0">
          <text:p/>
        </draw:polyline>
        <draw:polyline draw:style-name="gr5" draw:text-style-name="P1" draw:layer="layout" svg:width="2.994cm" svg:height="2.495cm" draw:transform="rotate (-1.5707963267949) translate (18.6437894736842cm 10.9982105263158cm)" svg:viewBox="0 0 2995 2496" draw:points="2746,2496 499,2496 499,1498 499,2496 0,2496 0,998 998,998 998,1997 2995,1997 2995,0">
          <text:p/>
        </draw:polyline>
        <draw:polyline draw:style-name="gr6" draw:text-style-name="P1" draw:layer="layout" svg:width="2.495cm" svg:height="0.748cm" draw:transform="rotate (-3.14159265358979) translate (18.6437894736842cm 14.4926842105263cm)" svg:viewBox="0 0 2496 749" draw:points="0,0 2496,0 2496,749">
          <text:p/>
        </draw:polyline>
        <draw:line draw:style-name="gr5" draw:text-style-name="P1" draw:layer="layout" svg:x1="16.148cm" svg:y1="13.744cm" svg:x2="14.8cm" svg:y2="13.744cm">
          <text:p/>
        </draw:line>
        <draw:polyline draw:style-name="gr5" draw:text-style-name="P1" draw:layer="layout" svg:width="1.497cm" svg:height="2.994cm" draw:transform="rotate (-3.14159265358979) translate (18.6437894736842cm 13.4942631578947cm)" svg:viewBox="0 0 1498 2995" draw:points="0,0 1498,0 1498,998 499,998 499,2995">
          <text:p/>
        </draw:polyline>
        <draw:polyline draw:style-name="gr5" draw:text-style-name="P1" draw:layer="layout" svg:width="0.997cm" svg:height="1.996cm" svg:x="17.645cm" svg:y="10.998cm" svg:viewBox="0 0 998 1997" draw:points="0,1997 998,1997 998,0">
          <text:p/>
        </draw:polyline>
        <draw:polyline draw:style-name="gr7" draw:text-style-name="P1" draw:layer="layout" svg:width="2.994cm" svg:height="0.498cm" draw:transform="rotate (1.5707963267949) translate (18.6437894736842cm 15.9903157894737cm)" svg:viewBox="0 0 2995 499" draw:points="0,499 2995,499 2995,0">
          <text:p/>
        </draw:polyline>
        <draw:polyline draw:style-name="gr8" draw:text-style-name="P1" draw:layer="layout" svg:width="3.244cm" svg:height="0.498cm" draw:transform="rotate (-1.5707963267949) translate (19.6422105263158cm 10.499cm)" svg:viewBox="0 0 3245 499" draw:points="0,499 1997,499 1997,0 3245,0">
          <text:p/>
        </draw:polyline>
        <draw:polyline draw:style-name="gr5" draw:text-style-name="P1" draw:layer="layout" svg:width="3.493cm" svg:height="1.247cm" draw:transform="rotate (-3.14159265358979) translate (18.6437894736842cm 15.4911052631579cm)" svg:viewBox="0 0 3494 1248" draw:points="0,499 2995,499 2995,1248 3494,1248 3494,0 0,0">
          <text:p/>
        </draw:polyline>
        <draw:polyline draw:style-name="gr12" draw:text-style-name="P1" draw:layer="layout" svg:width="4.342cm" svg:height="0cm" svg:x="14.8cm" svg:y="15.99cm" svg:viewBox="0 0 4343 0" draw:points="3844,0 0,0 4343,0">
          <text:p/>
        </draw:polyline>
        <draw:polyline draw:style-name="gr5" draw:text-style-name="P1" draw:layer="layout" svg:width="4.991cm" svg:height="0.997cm" draw:transform="rotate (-3.14159265358979) translate (28.628cm 19.4847894736842cm)" svg:viewBox="0 0 4992 998" draw:points="0,998 998,998 998,0 4992,0">
          <text:p/>
        </draw:polyline>
        <draw:polyline draw:style-name="gr4" draw:text-style-name="P1" draw:layer="layout" svg:width="3.993cm" svg:height="1.497cm" svg:x="22.637cm" svg:y="16.989cm" svg:viewBox="0 0 3994 1498" draw:points="0,1498 0,499 2995,499 2995,0 3494,0 3994,0">
          <text:p/>
        </draw:polyline>
        <draw:polyline draw:style-name="gr4" draw:text-style-name="P1" draw:layer="layout" svg:width="3.493cm" svg:height="2.495cm" svg:x="23.636cm" svg:y="14.992cm" svg:viewBox="0 0 3494 2496" draw:points="0,0 3494,0 3494,998 3494,1498 3494,1997 3494,2496">
          <text:p/>
        </draw:polyline>
        <draw:line draw:style-name="gr4" draw:text-style-name="P1" draw:layer="layout" svg:x1="27.13cm" svg:y1="16.988cm" svg:x2="27.13cm" svg:y2="15.99cm">
          <text:p/>
        </draw:line>
        <draw:polyline draw:style-name="gr4" draw:text-style-name="P1" draw:layer="layout" svg:width="3.993cm" svg:height="3.493cm" svg:x="23.636cm" svg:y="14.493cm" svg:viewBox="0 0 3994 3494" draw:points="0,0 3994,0 3994,1997 3994,2995 2995,2995 2995,3494">
          <text:p/>
        </draw:polyline>
        <draw:polyline draw:style-name="gr5" draw:text-style-name="P1" draw:layer="layout" svg:width="0cm" svg:height="0.997cm" svg:x="28.129cm" svg:y="18.986cm" svg:viewBox="0 0 0 998" draw:points="0,998 0,499 0,0">
          <text:p/>
        </draw:polyline>
        <draw:polyline draw:style-name="gr8" draw:text-style-name="P1" draw:layer="layout" svg:width="3.993cm" svg:height="1.996cm" draw:transform="rotate (-3.14159265358979) translate (23.6358947368421cm 19.4847894736842cm)" svg:viewBox="0 0 3994 1997" draw:points="0,0 3744,0 3994,0 3994,998 3494,998 3494,1498 2995,1498 2995,1997 2496,1997 2496,998 2995,998 2995,499 3494,499">
          <text:p/>
        </draw:polyline>
        <draw:polyline draw:style-name="gr8" draw:text-style-name="P1" draw:layer="layout" svg:width="4.024cm" svg:height="0.526cm" draw:transform="rotate (-3.00929669628862) translate (24.6995914309064cm 18.9768925000082cm)" svg:viewBox="0 0 4025 527" draw:points="0,495 0,495 66,0 4025,527">
          <text:p/>
        </draw:polyline>
        <draw:polyline draw:style-name="gr8" draw:text-style-name="P1" draw:layer="layout" svg:width="2.994cm" svg:height="3.493cm" draw:transform="rotate (1.5707963267949) translate (19.143cm 19.984cm)" svg:viewBox="0 0 2995 3494" draw:points="0,0 1997,0 1997,499 2496,499 2496,998 2995,998 2995,1997 2995,2496 1498,2496 1498,3494 2496,3494">
          <text:p/>
        </draw:polyline>
        <draw:polyline draw:style-name="gr8" draw:text-style-name="P1" draw:layer="layout" svg:width="2.994cm" svg:height="2.994cm" draw:transform="rotate (-3.14159265358979) translate (26.1319473684211cm 16.4895263157895cm)" svg:viewBox="0 0 2995 2995" draw:points="2496,0 0,0 2995,0 2995,1498 2995,2995">
          <text:p/>
        </draw:polyline>
        <draw:polyline draw:style-name="gr10" draw:text-style-name="P1" draw:layer="layout" svg:width="0.997cm" svg:height="0.997cm" draw:transform="rotate (1.5707963267949) translate (26.1319473684211cm 12.9950526315789cm)" svg:viewBox="0 0 998 998" draw:points="0,0 998,0 998,499 998,998">
          <text:p/>
        </draw:polyline>
        <draw:polyline draw:style-name="gr10" draw:text-style-name="P1" draw:layer="layout" svg:width="1.497cm" svg:height="0.997cm" svg:x="26.132cm" svg:y="11.497cm" svg:viewBox="0 0 1498 998" draw:points="0,0 1498,0 1498,998 499,998">
          <text:p/>
        </draw:polyline>
        <draw:polyline draw:style-name="gr10" draw:text-style-name="P1" draw:layer="layout" svg:width="0.498cm" svg:height="1.497cm" draw:transform="rotate (-3.14159265358979) translate (26.1319473684211cm 12.9950526315789cm)" svg:viewBox="0 0 499 1498" draw:points="0,1498 499,1498 499,0">
          <text:p/>
        </draw:polyline>
        <draw:polyline draw:style-name="gr10" draw:text-style-name="P1" draw:layer="layout" svg:width="1.247cm" svg:height="2.495cm" draw:transform="rotate (1.5707963267949) translate (25.6327368421053cm 13.9934736842105cm)" svg:viewBox="0 0 1248 2496" draw:points="0,2496 499,2496 499,0 1248,0">
          <text:p/>
        </draw:polyline>
        <draw:line draw:style-name="gr10" draw:text-style-name="P1" draw:layer="layout" svg:x1="28.628cm" svg:y1="12.995cm" svg:x2="26.132cm" svg:y2="12.995cm">
          <text:p/>
        </draw:line>
        <draw:polyline draw:style-name="gr11" draw:text-style-name="P1" draw:layer="layout" svg:width="2.994cm" svg:height="2.994cm" draw:transform="rotate (1.5707963267949) translate (25.1335263157895cm 13.9934736842105cm)" svg:viewBox="0 0 2995 2995" draw:points="1498,2995 2995,2995 2995,0 0,0">
          <text:p/>
        </draw:polyline>
        <draw:polyline draw:style-name="gr8" draw:text-style-name="P1" draw:layer="layout" svg:width="2.495cm" svg:height="3.493cm" draw:transform="rotate (-3.14159265358979) translate (25.1335263157895cm 16.9887368421053cm)" svg:viewBox="0 0 2496 3494" draw:points="0,499 0,0 2496,0 2496,3494 1498,3494">
          <text:p/>
        </draw:polyline>
        <draw:polyline draw:style-name="gr4" draw:text-style-name="P1" draw:layer="layout" svg:width="2.994cm" svg:height="3.993cm" draw:transform="rotate (-3.14159265358979) translate (25.1335263157895cm 16.9887368421053cm)" svg:viewBox="0 0 2995 3994" draw:points="0,3994 2995,3994 2995,0 2496,0">
          <text:p/>
        </draw:polyline>
        <draw:polyline draw:style-name="gr7" draw:text-style-name="P1" draw:layer="layout" svg:width="5.241cm" svg:height="4.242cm" draw:transform="rotate (-1.5707963267949) translate (19.6422105263158cm 13.7438684210526cm)" svg:viewBox="0 0 5242 4243" draw:points="0,0 2746,0 2746,4243 3245,4243 3245,2995 4243,2995 4243,3494 4743,3494 4743,3994 5242,3994 5242,2995 4743,2995 4743,2496">
          <text:p/>
        </draw:polyline>
        <draw:polyline draw:style-name="gr7" draw:text-style-name="P1" draw:layer="layout" svg:width="1.996cm" svg:height="1.996cm" draw:transform="rotate (-1.5707963267949) translate (17.1461578947368cm 17.4879473684211cm)" svg:viewBox="0 0 1997 1997" draw:points="1498,0 1997,0 1997,1997 499,1997 499,1498 0,1498 0,998">
          <text:p/>
        </draw:polyline>
        <draw:polyline draw:style-name="gr7" draw:text-style-name="P1" draw:layer="layout" svg:width="0.848cm" svg:height="0cm" svg:x="14.8cm" svg:y="17.488cm" svg:viewBox="0 0 849 0" draw:points="0,0 350,0 849,0">
          <text:p/>
        </draw:polyline>
        <draw:polyline draw:style-name="gr7" draw:text-style-name="P1" draw:layer="layout" svg:width="1.497cm" svg:height="0.997cm" draw:transform="rotate (-1.5707963267949) translate (18.6437894736842cm 17.9871578947368cm)" svg:viewBox="0 0 1498 998" draw:points="998,998 1498,998 1498,0 0,0 0,499 998,499">
          <text:p/>
        </draw:polyline>
        <draw:polyline draw:style-name="gr7" draw:text-style-name="P1" draw:layer="layout" svg:width="0.498cm" svg:height="0.498cm" draw:transform="rotate (-3.14159265358979) translate (19.143cm 17.9871578947368cm)" svg:viewBox="0 0 499 499" draw:points="0,499 499,499 499,0">
          <text:p/>
        </draw:polyline>
        <draw:polyline draw:style-name="gr4" draw:text-style-name="P1" draw:layer="layout" svg:width="1.497cm" svg:height="1.996cm" draw:transform="rotate (1.5707963267949) translate (17.6453684210526cm 18.4863684210526cm)" svg:viewBox="0 0 1498 1997" draw:points="998,1997 1498,1997 1498,499 998,499 998,0 0,0">
          <text:p/>
        </draw:polyline>
        <draw:polyline draw:style-name="gr7" draw:text-style-name="P1" draw:layer="layout" svg:width="1.497cm" svg:height="0.498cm" draw:transform="rotate (1.5707963267949) translate (17.1461578947368cm 18.4863684210526cm)" svg:viewBox="0 0 1498 499" draw:points="0,0 1498,0 1498,499">
          <text:p/>
        </draw:polyline>
        <draw:polyline draw:style-name="gr8" draw:text-style-name="P1" draw:layer="layout" svg:width="1.497cm" svg:height="0.997cm" draw:transform="rotate (-3.14159265358979) translate (22.1382631578947cm 15.9903157894737cm)" svg:viewBox="0 0 1498 998" draw:points="0,998 1498,998 1498,0">
          <text:p/>
        </draw:polyline>
        <draw:polyline draw:style-name="gr7" draw:text-style-name="P1" draw:layer="layout" svg:width="1.497cm" svg:height="0.997cm" draw:transform="rotate (1.5707963267949) translate (20.6406315789474cm 16.9887368421053cm)" svg:viewBox="0 0 1498 998" draw:points="0,998 1248,998 1498,998 1498,499 499,499 499,0">
          <text:p/>
        </draw:polyline>
        <draw:polyline draw:style-name="gr7" draw:text-style-name="P1" draw:layer="layout" svg:width="0.997cm" svg:height="0.498cm" draw:transform="rotate (1.5707963267949) translate (20.1414210526316cm 16.9887368421053cm)" svg:viewBox="0 0 998 499" draw:points="0,0 998,0 998,499">
          <text:p/>
        </draw:polyline>
        <draw:polyline draw:style-name="gr5" draw:text-style-name="P1" draw:layer="layout" svg:width="4.991cm" svg:height="4.492cm" draw:transform="rotate (1.5707963267949) translate (20.1414210526316cm 15.9903157894737cm)" svg:viewBox="0 0 4992 4493" draw:points="0,0 1498,0 1498,1498 3494,1498 3494,4493 4992,4493">
          <text:p/>
        </draw:polyline>
        <draw:polyline draw:style-name="gr5" draw:text-style-name="P1" draw:layer="layout" svg:width="0.498cm" svg:height="3.993cm" draw:transform="rotate (-1.5707963267949) translate (24.1351052631579cm 10.9982105263158cm)" svg:viewBox="0 0 499 3994" draw:points="0,0 499,0 499,3994">
          <text:p/>
        </draw:polyline>
        <draw:polyline draw:style-name="gr10" draw:text-style-name="P1" draw:layer="layout" svg:width="3.493cm" svg:height="1.996cm" draw:transform="rotate (-3.14159265358979) translate (24.1351052631579cm 13.9934736842105cm)" svg:viewBox="0 0 3494 1997" draw:points="0,1997 2995,1997 2995,998 3494,998 3494,0 2995,0">
          <text:p/>
        </draw:polyline>
        <draw:line draw:style-name="gr10" draw:text-style-name="P1" draw:layer="layout" svg:x1="21.639cm" svg:y1="13.494cm" svg:x2="21.14cm" svg:y2="13.494cm">
          <text:p/>
        </draw:line>
        <draw:polyline draw:style-name="gr10" draw:text-style-name="P1" draw:layer="layout" svg:width="2.495cm" svg:height="0.997cm" draw:transform="rotate (1.5707963267949) translate (20.1414210526316cm 14.4926842105263cm)" svg:viewBox="0 0 2496 998" draw:points="0,0 1997,0 1997,499 2496,499 2496,998">
          <text:p/>
        </draw:polyline>
        <draw:polyline draw:style-name="gr5" draw:text-style-name="P1" draw:layer="layout" svg:width="4.492cm" svg:height="0.997cm" draw:transform="rotate (-3.14159265358979) translate (24.1351052631579cm 11.9966315789474cm)" svg:viewBox="0 0 4493 998" draw:points="3994,0 4493,0 4493,998 0,998">
          <text:p/>
        </draw:polyline>
        <draw:line draw:style-name="gr10" draw:text-style-name="P1" draw:layer="layout" svg:x1="19.642cm" svg:y1="12.496cm" svg:x2="19.642cm" svg:y2="11.997cm">
          <text:p/>
        </draw:line>
        <draw:line draw:style-name="gr8" draw:text-style-name="P1" draw:layer="layout" svg:x1="27.63cm" svg:y1="13.993cm" svg:x2="23.636cm" svg:y2="13.993cm">
          <text:p/>
        </draw:line>
        <draw:polyline draw:style-name="gr4" draw:text-style-name="P1" draw:layer="layout" svg:width="2.994cm" svg:height="4.991cm" draw:transform="rotate (-3.14159265358979) translate (25.1335263157895cm 17.9871578947368cm)" svg:viewBox="0 0 2995 4992" draw:points="0,4992 2995,4992 2995,998 2995,0">
          <text:p/>
        </draw:polyline>
        <draw:polyline draw:style-name="gr10" draw:text-style-name="P1" draw:layer="layout" svg:width="3.993cm" svg:height="0.498cm" draw:transform="rotate (1.5707963267949) translate (27.6295789473684cm 17.9871578947368cm)" svg:viewBox="0 0 3994 499" draw:points="3994,499 0,499 0,0">
          <text:p/>
        </draw:polyline>
        <draw:polyline draw:style-name="gr4" draw:text-style-name="P1" draw:layer="layout" svg:width="1.497cm" svg:height="0.997cm" svg:x="22.637cm" svg:y="17.488cm" svg:viewBox="0 0 1498 998" draw:points="1498,998 0,998 0,0 998,0">
          <text:p/>
        </draw:polyline>
        <draw:polyline draw:style-name="gr4" draw:text-style-name="P1" draw:layer="layout" svg:width="4.492cm" svg:height="0.997cm" svg:x="23.137cm" svg:y="17.987cm" svg:viewBox="0 0 4493 998" draw:points="4493,0 3994,0 3994,998 1997,998 1997,0 0,0">
          <text:p/>
        </draw:polyline>
        <draw:line draw:style-name="gr4" draw:text-style-name="P1" draw:layer="layout" svg:x1="26.132cm" svg:y1="18.986cm" svg:x2="26.132cm" svg:y2="16.989cm">
          <text:p/>
        </draw:line>
        <draw:line draw:style-name="gr4" draw:text-style-name="P1" draw:layer="layout" svg:x1="25.633cm" svg:y1="18.486cm" svg:x2="25.633cm" svg:y2="17.488cm">
          <text:p/>
        </draw:line>
        <draw:line draw:style-name="gr4" draw:text-style-name="P1" draw:layer="layout" svg:x1="26.631cm" svg:y1="18.486cm" svg:x2="26.631cm" svg:y2="17.987cm">
          <text:p/>
        </draw:line>
        <draw:polyline draw:style-name="gr5" draw:text-style-name="P1" draw:layer="layout" svg:width="0.498cm" svg:height="2.745cm" draw:transform="rotate (-3.14159265358979) translate (15.6485263157895cm 13.2446578947368cm)" svg:viewBox="0 0 499 2746" draw:points="250,2746 250,2246 499,2246 499,0 0,0 0,1747">
          <text:p/>
        </draw:polyline>
      </draw:page>
      <draw:page draw:name="page9" draw:style-name="dp1" draw:master-page-name="標準">
        <draw:path draw:style-name="gr13" draw:text-style-name="P1" draw:layer="layout" svg:width="24.061cm" svg:height="19.172cm" draw:transform="rotate (0.245044226980004) translate (0.82000180281937cm 5.68355066188505cm)" svg:viewBox="0 0 24062 19173" svg:d="M0 13108c595-39 5619 738 6209 728 976-17-2063-2392-2183-2814-169-590-2740 329-2814-264-77-631 382-1181 892-1545 680-486 1396 105 1996 297 726 233 1191 883 1795 1308 577 405 847 1096 1378 1557 486 421 1032 818 1688 927 758 125 1511-50 2257-143 730-91 1401-434 2056-749 692-332 1427-573 2103-938 582-315 1840-392 1593-1319-244-914-1087-1513-1806-2068-596-460-1328-968-2104-880-840 96-1430 817-2305 939-699 97-1378 227-2067 392-543 130-1155 326-1688 83-650-295-1140-894-1438-1521-339-713-576-1561-1271-1985-609-371-1296-663-1771-1200-408-462-552-1162-368-1759 178-579 379-1137 535-1735 243-932 1064-53 1366 190 546 438 766 1300 1605 1260 758-36 1514-143 2258-345 771-209 1528-421 2317-582 735-150 1451-64 2162 37 680 96 1322 375 1973 594 715 242 1481 265 2210 452 767 196 1627 194 2282 771 558 493 1038 1053 1450 1676 386 584 553 1266 427 1925-123 646-159 1302-285 1949-128 659 3502-604 3608 58 104 650-3146 3010-3026 3674 95 521 130 1052 107 1593-23 556 25 1108 190 1663 177 595 205 1247 511 1795 328 587 601 1217 689 1890l12 154">
          <text:p/>
        </draw:path>
        <draw:path draw:style-name="gr13" draw:text-style-name="P1" draw:layer="layout" svg:width="8.15cm" svg:height="5.96cm" draw:transform="rotate (0.245044226980004) translate (14.5761223125867cm 13.3063333314651cm)" svg:viewBox="0 0 8151 5961" svg:d="M5385 0c-124 645 1726 371 1600 1019-128 658 1058 2102 1164 2765 104 649-4146 1421-4026 2085 95 521-4100-1365-4123-825-23 556 3522-2932 3687-2376 177 594 1731-451 2037 97 328 587 9 589 97 1261l-2522 1019">
          <text:p/>
        </draw:path>
        <draw:path draw:style-name="gr13" draw:text-style-name="P1" draw:layer="layout" svg:width="6.677cm" svg:height="4.13cm" draw:transform="rotate (0.245044226980004) translate (13.5194805256187cm 7.6128973876633cm)" svg:viewBox="0 0 6678 4131" svg:d="M1197 2141c-3929-1601 3085-2587 2959-1940-129 659 2216 3382 2522 3930">
          <text:p/>
        </draw:path>
        <draw:custom-shape draw:style-name="gr14" draw:text-style-name="P3" draw:layer="layout" svg:width="3.6cm" svg:height="1.4cm" draw:transform="rotate (0.230557994188451) translate (1.6cm 18.2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3" draw:layer="layout" svg:width="3.6cm" svg:height="1.4cm" draw:transform="rotate (-1.28089713803864) translate (26.942cm 16.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13" draw:text-style-name="P1" draw:layer="layout" svg:width="8.874cm" svg:height="4.044cm" draw:transform="rotate (0.245044226980004) translate (2.40870432661177cm 13.0284893164769cm)" svg:viewBox="0 0 8875 4045" svg:d="M1237 3273c-3929-1601 2768-3805 2642-3157-129 659 4690 3382 4996 3929">
          <text:p/>
        </draw:path>
        <draw:path draw:style-name="gr13" draw:text-style-name="P1" draw:layer="layout" svg:width="5.584cm" svg:height="10.657cm" draw:transform="skewX (3.1291678199051E-017) rotate (0.245044226980004) translate (0.796185055642171cm 3.21519550753916cm)" svg:viewBox="0 0 5585 10658" svg:d="M5585 10658c-3929-1601-5452-6372-5578-5724-129 658 1537-5447 1844-4899">
          <text:p/>
        </draw:path>
        <draw:path draw:style-name="gr13" draw:text-style-name="P1" draw:layer="layout" svg:width="12.932cm" svg:height="4.471cm" draw:transform="skewX (6.44086108494846E-017) rotate (0.245044226980004) translate (8.9689745998299cm 7.10349952001476cm)" svg:viewBox="0 0 12933 4472" svg:d="M12933 4472c-3929-1601-2662-4339-2788-3691-129 658-10445-1228-10138-680">
          <text:p/>
        </draw:path>
        <draw:path draw:style-name="gr13" draw:text-style-name="P1" draw:layer="layout" svg:width="8.469cm" svg:height="2.14cm" draw:transform="rotate (0.245044226980004) translate (2.92248052561873cm 3.2128973876633cm)" svg:viewBox="0 0 8470 2141" svg:d="M1197 2141c-3929-1601 3085-2587 2959-1940-129 659 4008 1150 4314 1698">
          <text:p/>
        </draw:path>
        <draw:path draw:style-name="gr13" draw:text-style-name="P1" draw:layer="layout" svg:width="11.348cm" svg:height="4.949cm" draw:transform="rotate (0.245044226980004) translate (14.988850566977cm 2.75163866459482cm)" svg:viewBox="0 0 11349 4950" svg:d="M0 874c2182-485 5849-1278 5723-630-129 659 5320 4158 5626 4706">
          <text:p/>
        </draw:path>
        <draw:path draw:style-name="gr13" draw:text-style-name="P1" draw:layer="layout" svg:width="3.729cm" svg:height="5.952cm" draw:transform="rotate (0.245044226980004) translate (24.0282413215926cm 8.51508315802669cm)" svg:viewBox="0 0 3730 5953" svg:d="M2123 0c-123 645 1727 371 1601 1019-129 658-483 2129-377 2792 104 649-2606 1394-2485 2058 94 521-839-1580-862-1040-23 556 2067-3708 2232-3153 177 595-76 541 231 1089 328 587 8 589 96 1261l-1152 124">
          <text:p/>
        </draw:path>
      </draw:page>
      <draw:page draw:name="page10" draw:style-name="dp1" draw:master-page-name="標準">
        <draw:path draw:style-name="gr13" draw:text-style-name="P1" draw:layer="layout" svg:width="24.061cm" svg:height="22.324cm" draw:transform="rotate (0.245044226980004) translate (0.114327102213501cm 2.61070393133847cm)" svg:viewBox="0 0 24062 22325" svg:d="M0 16260c595-39 1920-1202 2510-1212 976-17 6039 3941 5966 3347-77-630 3468-702 3978-1067 680-486-4149-983-3493-874 758 125 1195-1895 1941-1988 730-91 1717 1411 2372 1096 692-332 1427-573 2103-938 582-315 1840-392 1593-1319-244-914-1087-1513-1806-2068-596-459-1328-968-2104-880-840 96-1430 817-2305 939-699 97-1378 227-2067 392-543 130-1155 326-1688 83-650-295-1140-894-1438-1521-339-713-576-1561-1271-1985-609-371-1296-663-1771-1200-408-462-552-1162-368-1759 178-579 6218 4422 6373 3824 244-932-4774-5612-4472-5369 546 438-1168-3420-329-3459 758-36 2215-90 2959-291 771-209 6002 2684 6791 2523 735-151-1790 1496-1079 1597 680 96 1322 375 1973 594 715 242 1481 265 2210 452 767 196 1627 194 2282 771 558 493 1038 1053 1450 1676 386 584 553 1266 427 1925-123 646-159 1302-285 1949-128 659 3502-604 3608 58 104 650-3146 3010-3026 3674 95 521 130 1052 107 1593-23 556 25 1108 190 1663 177 595 205 1247 511 1795 328 587 601 1217 689 1890l12 154">
          <text:p/>
        </draw:path>
        <draw:path draw:style-name="gr13" draw:text-style-name="P1" draw:layer="layout" svg:width="11.206cm" svg:height="5.954cm" draw:transform="skewX (-2.79089250041177E-017) rotate (0.245044226980004) translate (11.611528233603cm 14.0476883729454cm)" svg:viewBox="0 0 11207 5955" svg:d="M8441 0c-124 645 1726 371 1600 1019-128 658 1058 2102 1164 2765 104 649-4147 1421-4026 2085 95 521-7156-1511-7179-970-23 556 6772-1914 6937-1358 177 595 1537-1324 1843-776 328 587 8 589 97 1261l-2523 1019">
          <text:p/>
        </draw:path>
        <draw:path draw:style-name="gr13" draw:text-style-name="P1" draw:layer="layout" svg:width="6.221cm" svg:height="10.072cm" draw:transform="skewX (-2.97171373633081E-017) rotate (0.245044226980004) translate (16.7460343589204cm 10.230864633579cm)" svg:viewBox="0 0 6222 10073" svg:d="M5978 226c-3929-1601 368 5804 242 6452-129 658-6516 2847-6209 3395">
          <text:p/>
        </draw:path>
        <draw:custom-shape draw:style-name="gr14" draw:text-style-name="P3" draw:layer="layout" svg:width="3.6cm" svg:height="1.4cm" draw:transform="rotate (0.230557994188451) translate (1.6cm 18.2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3" draw:layer="layout" svg:width="3.6cm" svg:height="1.4cm" draw:transform="rotate (-1.28089713803864) translate (26.942cm 16.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13" draw:text-style-name="P1" draw:layer="layout" svg:width="9.213cm" svg:height="5.985cm" draw:transform="rotate (0.245044226980004) translate (2.40870432661177cm 13.0284893164769cm)" svg:viewBox="0 0 9214 5986" svg:d="M1237 3273c-3929-1601 2768-3805 2642-3157-129 659 5029 5322 5335 5870">
          <text:p/>
        </draw:path>
        <draw:path draw:style-name="gr13" draw:text-style-name="P1" draw:layer="layout" svg:width="5.584cm" svg:height="10.657cm" draw:transform="skewX (3.1291678199051E-017) rotate (0.245044226980004) translate (0.796185055642171cm 3.21519550753916cm)" svg:viewBox="0 0 5585 10658" svg:d="M5585 10658c-3929-1601-5452-6372-5578-5724-129 658 1537-5447 1844-4899">
          <text:p/>
        </draw:path>
        <draw:path draw:style-name="gr13" draw:text-style-name="P1" draw:layer="layout" svg:width="9.119cm" svg:height="4.841cm" draw:transform="rotate (0.245044226980004) translate (9.76681910834622cm 6.06820484124978cm)" svg:viewBox="0 0 9120 4842" svg:d="M3590 621c-3929-1601 5655 323 5529 971-128 658-8828 5626-9119 1842">
          <text:p/>
        </draw:path>
        <draw:path draw:style-name="gr13" draw:text-style-name="P1" draw:layer="layout" svg:width="4.316cm" svg:height="7.7cm" draw:transform="skewX (-5.60266480231129E-017) rotate (0.245044226980004) translate (6.99156138907151cm 2.366360392173cm)" svg:viewBox="0 0 4317 7701" svg:d="M1794 7699c3881 146-1665-8311-1791-7664-129 659 4008 1150 4314 1698">
          <text:p/>
        </draw:path>
        <draw:path draw:style-name="gr13" draw:text-style-name="P1" draw:layer="layout" svg:width="11.98cm" svg:height="14.044cm" draw:transform="rotate (0.245044226980004) translate (15.1945792783375cm 3.57432426791704cm)" svg:viewBox="0 0 11981 14045" svg:d="M0 26c2182-485 12106 5853 11980 6501-129 658-2393 6971-2086 7518">
          <text:p/>
        </draw:path>
        <draw:path draw:style-name="gr13" draw:text-style-name="P1" draw:layer="layout" svg:width="3.729cm" svg:height="6.432cm" draw:transform="rotate (0.245044226980004) translate (24.0282413215926cm 8.51508315802669cm)" svg:viewBox="0 0 3730 6433" svg:d="M2123 0c-123 645 1727 371 1601 1019-129 658-2132 4603-2026 5266 104 649-957-1080-836-416 94 521-839-1580-862-1040-23 556 2067-3708 2232-3153 177 595-76 541 231 1089 328 587-1056 1385-1056 1385">
          <text:p/>
        </draw:path>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gradient draw:name="シェイプ" draw:style="rectangular" draw:cx="50%" draw:cy="50%" draw:start-color="#cccccc" draw:end-color="#ffffff" draw:start-intensity="100%" draw:end-intensity="100%" draw:angle="0" draw:border="0%"/>
    <draw:gradient draw:name="塗りつぶし" draw:style="linear" draw:start-color="#ffffff" draw:end-color="#cccccc" draw:start-intensity="100%" draw:end-intensity="100%" draw:angle="300" draw:border="0%"/>
    <draw:gradient draw:name="塗りつぶし_20__ff08_青_ff09_" draw:display-name="塗りつぶし （青）" draw:style="linear" draw:start-color="#729fcf" draw:end-color="#355269" draw:start-intensity="100%" draw:end-intensity="100%" draw:angle="300" draw:border="0%"/>
    <draw:gradient draw:name="塗りつぶし_ff08_緑_ff09_" draw:display-name="塗りつぶし（緑）" draw:style="linear" draw:start-color="#77bc65" draw:end-color="#127622" draw:start-intensity="100%" draw:end-intensity="100%" draw:angle="300" draw:border="0%"/>
    <draw:gradient draw:name="塗りつぶし_ff08_赤_ff09_" draw:display-name="塗りつぶし（赤）" draw:style="linear" draw:start-color="#ff6d6d" draw:end-color="#c9211e" draw:start-intensity="100%" draw:end-intensity="100%" draw:angle="300" draw:border="0%"/>
    <draw:gradient draw:name="塗りつぶし_ff08_黃_ff09_" draw:display-name="塗りつぶし（黃）" draw:style="linear" draw:start-color="#ffde59" draw:end-color="#b47804" draw:start-intensity="100%" draw:end-intensity="100%" draw:angle="300" draw:border="0%"/>
    <draw:marker draw:name="Arrow" svg:viewBox="0 0 20 30" svg:d="M10 0l-10 30h20z"/>
    <draw:stroke-dash draw:name="Ultrafine_20_Dashed" draw:display-name="Ultrafine Dashed" draw:style="rect" draw:dots1="1" draw:distance="50%"/>
    <style:default-style style:family="graphic">
      <style:graphic-properties svg:stroke-color="#000000" draw:fill-color="#99ccff" fo:wrap-option="no-wrap"/>
      <style:paragraph-properties style:text-autospace="none"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style:style>
    <style:style style:name="Filled_20_Green" style:display-name="Filled Green" style:family="graphic" style:parent-style-name="Filled">
      <style:graphic-properties draw:fill-gradient-name="塗りつぶし_ff08_緑_ff09_"/>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style:style>
    <style:style style:name="Filled_20_Yellow" style:display-name="Filled Yellow" style:family="graphic" style:parent-style-name="Filled">
      <style:graphic-properties draw:fill-gradient-name="塗りつぶし_ff08_黃_ff09_"/>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3-10-13T16:44:13.48</meta:creation-date>
    <meta:editing-duration>PT16H40M37S</meta:editing-duration>
    <meta:editing-cycles>10</meta:editing-cycles>
    <meta:generator>LibreOffice/6.3.4.2$Windows_X86_64 LibreOffice_project/60da17e045e08f1793c57c00ba83cdfce946d0aa</meta:generator>
    <meta:print-date>2019-09-03T13:51:32.302000000</meta:print-date>
    <dc:date>2020-03-02T00:07:22.421000000</dc:date>
    <meta:document-statistic meta:object-count="456"/>
  </office:meta>
</office:document-meta>
</file>